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5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14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199.7pt"/>
    </style:style>
    <style:style style:name="co7" style:family="table-column">
      <style:table-column-properties fo:break-before="auto" style:column-width="19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a65d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CDF97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7"/>
          <table:table-cell office:value-type="string" calcext:value-type="string">
            <text:p>spli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Sun Jun <text:s/>3 06:28:25 +0430 2018</text:p>
          </table:table-cell>
          <table:table-cell table:number-columns-repeated="3"/>
          <table:table-cell office:value-type="string" calcext:value-type="string">
            <text:p>Time: Sun Jun <text:s/>3 06:27:37 +0430 2018</text:p>
          </table:table-cell>
          <table:table-cell table:number-columns-repeated="3"/>
          <table:table-cell office:value-type="string" calcext:value-type="string">
            <text:p>Time: Sun Jun <text:s/>3 06:29:13 +0430 2018</text:p>
          </table:table-cell>
          <table:table-cell table:number-columns-repeated="7"/>
          <table:table-cell office:value-type="string" calcext:value-type="string">
            <text:p>Time: Sun Jun <text:s/>3 06:30:49 +0430 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7"/>
          <table:table-cell office:value-type="string" calcext:value-type="string">
            <text:p>i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7"/>
          <table:table-cell office:value-type="string" calcext:value-type="string">
            <text:p>-D _GNU_SOURCE -Ofast -xH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7"/>
          <table:table-cell office:value-type="string" calcext:value-type="string">
            <text:p>-no-v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650" calcext:value-type="float">
            <text:p>46650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686" calcext:value-type="float">
            <text:p>69686</text:p>
          </table:table-cell>
          <table:table-cell table:formula="of:=MIN([.O10];[.S10];[.W10])" office:value-type="float" office:value="116356" calcext:value-type="float">
            <text:p>11635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16652" calcext:value-type="float">
            <text:p>116652</text:p>
          </table:table-cell>
          <table:table-cell table:formula="of:=IF([.K10]&lt;[.O10];0;1)" office:value-type="float" office:value="1" calcext:value-type="float">
            <text:p>1</text:p>
          </table:table-cell>
          <table:table-cell/>
          <table:table-cell table:formula="of:=IF([.K10]&lt;[.S10];0;1)" office:value-type="float" office:value="1" calcext:value-type="float">
            <text:p>1</text:p>
          </table:table-cell>
          <table:table-cell/>
          <table:table-cell table:formula="of:=IF([.K10]&lt;[.S10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16356" calcext:value-type="float">
            <text:p>116356</text:p>
          </table:table-cell>
          <table:table-cell table:formula="of:=IF([.K10]&lt;[.W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648" calcext:value-type="float">
            <text:p>46648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2680" calcext:value-type="float">
            <text:p>72680</text:p>
          </table:table-cell>
          <table:table-cell table:formula="of:=MIN([.O11];[.S11];[.W11])" office:value-type="float" office:value="122376" calcext:value-type="float">
            <text:p>12237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18076" calcext:value-type="float">
            <text:p>118076</text:p>
          </table:table-cell>
          <table:table-cell table:formula="of:=IF([.K11]&lt;[.O11];0;1)" office:value-type="float" office:value="1" calcext:value-type="float">
            <text:p>1</text:p>
          </table:table-cell>
          <table:table-cell/>
          <table:table-cell table:formula="of:=IF([.K11]&lt;[.S11];0;1)" office:value-type="float" office:value="0" calcext:value-type="float">
            <text:p>0</text:p>
          </table:table-cell>
          <table:table-cell/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22376" calcext:value-type="float">
            <text:p>122376</text:p>
          </table:table-cell>
          <table:table-cell table:formula="of:=IF([.K11]&lt;[.W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1" calcext:value-type="float">
            <text:p>1</text:p>
          </table:table-cell>
          <table:table-cell/>
          <table:table-cell table:formula="of:=IF([.K12]&lt;[.S12];0;1)" office:value-type="float" office:value="1" calcext:value-type="float">
            <text:p>1</text:p>
          </table:table-cell>
          <table:table-cell/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28:41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27:53 +0430 2018</text:p>
          </table:table-cell>
          <table:table-cell table:number-columns-repeated="2"/>
          <table:table-cell table:formula="of:=MIN([.O13];[.S13];[.W13])" office:value-type="float" office:value="0" calcext:value-type="float">
            <text:p>0</text:p>
          </table:table-cell>
          <table:table-cell office:value-type="string" calcext:value-type="string">
            <text:p>Time: Sun Jun <text:s/>3 06:29:29 +0430 2018</text:p>
          </table:table-cell>
          <table:table-cell table:number-columns-repeated="2"/>
          <table:table-cell table:formula="of:=IF([.K13]&lt;[.O13];0;1)" office:value-type="float" office:value="1" calcext:value-type="float">
            <text:p>1</text:p>
          </table:table-cell>
          <table:table-cell/>
          <table:table-cell table:formula="of:=IF([.K13]&lt;[.S13];0;1)" office:value-type="float" office:value="1" calcext:value-type="float">
            <text:p>1</text:p>
          </table:table-cell>
          <table:table-cell/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31:05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1" calcext:value-type="float">
            <text:p>1</text:p>
          </table:table-cell>
          <table:table-cell/>
          <table:table-cell table:formula="of:=IF([.K14]&lt;[.S14];0;1)" office:value-type="float" office:value="1" calcext:value-type="float">
            <text:p>1</text:p>
          </table:table-cell>
          <table:table-cell/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15];[.S15];[.W1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O15];0;1)" office:value-type="float" office:value="1" calcext:value-type="float">
            <text:p>1</text:p>
          </table:table-cell>
          <table:table-cell/>
          <table:table-cell table:formula="of:=IF([.K15]&lt;[.S15];0;1)" office:value-type="float" office:value="1" calcext:value-type="float">
            <text:p>1</text:p>
          </table:table-cell>
          <table:table-cell/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1" calcext:value-type="float">
            <text:p>1</text:p>
          </table:table-cell>
          <table:table-cell/>
          <table:table-cell table:formula="of:=IF([.K16]&lt;[.S16];0;1)" office:value-type="float" office:value="1" calcext:value-type="float">
            <text:p>1</text:p>
          </table:table-cell>
          <table:table-cell/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51856" calcext:value-type="float">
            <text:p>5185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320" calcext:value-type="float">
            <text:p>69320</text:p>
          </table:table-cell>
          <table:table-cell table:formula="of:=MIN([.O17];[.S17];[.W17])" office:value-type="float" office:value="128996" calcext:value-type="float">
            <text:p>12899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1750" calcext:value-type="float">
            <text:p>121750</text:p>
          </table:table-cell>
          <table:table-cell table:formula="of:=IF([.K17]&lt;[.O17];0;1)" office:value-type="float" office:value="1" calcext:value-type="float">
            <text:p>1</text:p>
          </table:table-cell>
          <table:table-cell/>
          <table:table-cell table:formula="of:=IF([.K17]&lt;[.S17];0;1)" office:value-type="float" office:value="0" calcext:value-type="float">
            <text:p>0</text:p>
          </table:table-cell>
          <table:table-cell/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28996" calcext:value-type="float">
            <text:p>128996</text:p>
          </table:table-cell>
          <table:table-cell table:formula="of:=IF([.K17]&lt;[.W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34444" calcext:value-type="float">
            <text:p>34444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0886" calcext:value-type="float">
            <text:p>70886</text:p>
          </table:table-cell>
          <table:table-cell table:formula="of:=MIN([.O18];[.S18];[.W18])" office:value-type="float" office:value="89878" calcext:value-type="float">
            <text:p>8987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04314" calcext:value-type="float">
            <text:p>104314</text:p>
          </table:table-cell>
          <table:table-cell table:formula="of:=IF([.K18]&lt;[.O18];0;1)" office:value-type="float" office:value="1" calcext:value-type="float">
            <text:p>1</text:p>
          </table:table-cell>
          <table:table-cell/>
          <table:table-cell table:formula="of:=IF([.K18]&lt;[.S18];0;1)" office:value-type="float" office:value="1" calcext:value-type="float">
            <text:p>1</text:p>
          </table:table-cell>
          <table:table-cell/>
          <table:table-cell table:formula="of:=IF([.K18]&lt;[.S18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89878" calcext:value-type="float">
            <text:p>89878</text:p>
          </table:table-cell>
          <table:table-cell table:formula="of:=IF([.K18]&lt;[.W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1" calcext:value-type="float">
            <text:p>1</text:p>
          </table:table-cell>
          <table:table-cell/>
          <table:table-cell table:formula="of:=IF([.K19]&lt;[.S19];0;1)" office:value-type="float" office:value="1" calcext:value-type="float">
            <text:p>1</text:p>
          </table:table-cell>
          <table:table-cell/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28:57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28:09 +0430 2018</text:p>
          </table:table-cell>
          <table:table-cell table:number-columns-repeated="2"/>
          <table:table-cell table:formula="of:=MIN([.O20];[.S20];[.W20])" office:value-type="float" office:value="0" calcext:value-type="float">
            <text:p>0</text:p>
          </table:table-cell>
          <table:table-cell office:value-type="string" calcext:value-type="string">
            <text:p>Time: Sun Jun <text:s/>3 06:29:45 +0430 2018</text:p>
          </table:table-cell>
          <table:table-cell table:number-columns-repeated="2"/>
          <table:table-cell table:formula="of:=IF([.K20]&lt;[.O20];0;1)" office:value-type="float" office:value="1" calcext:value-type="float">
            <text:p>1</text:p>
          </table:table-cell>
          <table:table-cell/>
          <table:table-cell table:formula="of:=IF([.K20]&lt;[.S20];0;1)" office:value-type="float" office:value="1" calcext:value-type="float">
            <text:p>1</text:p>
          </table:table-cell>
          <table:table-cell/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31:21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1" calcext:value-type="float">
            <text:p>1</text:p>
          </table:table-cell>
          <table:table-cell/>
          <table:table-cell table:formula="of:=IF([.K21]&lt;[.S21];0;1)" office:value-type="float" office:value="1" calcext:value-type="float">
            <text:p>1</text:p>
          </table:table-cell>
          <table:table-cell/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22];[.S22];[.W22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O22];0;1)" office:value-type="float" office:value="1" calcext:value-type="float">
            <text:p>1</text:p>
          </table:table-cell>
          <table:table-cell/>
          <table:table-cell table:formula="of:=IF([.K22]&lt;[.S22];0;1)" office:value-type="float" office:value="1" calcext:value-type="float">
            <text:p>1</text:p>
          </table:table-cell>
          <table:table-cell/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1" calcext:value-type="float">
            <text:p>1</text:p>
          </table:table-cell>
          <table:table-cell/>
          <table:table-cell table:formula="of:=IF([.K23]&lt;[.S23];0;1)" office:value-type="float" office:value="1" calcext:value-type="float">
            <text:p>1</text:p>
          </table:table-cell>
          <table:table-cell/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108" calcext:value-type="float">
            <text:p>46108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746" calcext:value-type="float">
            <text:p>69746</text:p>
          </table:table-cell>
          <table:table-cell table:formula="of:=MIN([.O24];[.S24];[.W24])" office:value-type="float" office:value="118398" calcext:value-type="float">
            <text:p>11839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9788" calcext:value-type="float">
            <text:p>129788</text:p>
          </table:table-cell>
          <table:table-cell table:formula="of:=IF([.K24]&lt;[.O24];0;1)" office:value-type="float" office:value="1" calcext:value-type="float">
            <text:p>1</text:p>
          </table:table-cell>
          <table:table-cell/>
          <table:table-cell table:formula="of:=IF([.K24]&lt;[.S24];0;1)" office:value-type="float" office:value="1" calcext:value-type="float">
            <text:p>1</text:p>
          </table:table-cell>
          <table:table-cell/>
          <table:table-cell table:formula="of:=IF([.K24]&lt;[.S24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18398" calcext:value-type="float">
            <text:p>118398</text:p>
          </table:table-cell>
          <table:table-cell table:formula="of:=IF([.K24]&lt;[.W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112" calcext:value-type="float">
            <text:p>46112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4960" calcext:value-type="float">
            <text:p>74960</text:p>
          </table:table-cell>
          <table:table-cell table:formula="of:=MIN([.O25];[.S25];[.W25])" office:value-type="float" office:value="118426" calcext:value-type="float">
            <text:p>11842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0594" calcext:value-type="float">
            <text:p>120594</text:p>
          </table:table-cell>
          <table:table-cell table:formula="of:=IF([.K25]&lt;[.O25];0;1)" office:value-type="float" office:value="1" calcext:value-type="float">
            <text:p>1</text:p>
          </table:table-cell>
          <table:table-cell/>
          <table:table-cell table:formula="of:=IF([.K25]&lt;[.S25];0;1)" office:value-type="float" office:value="1" calcext:value-type="float">
            <text:p>1</text:p>
          </table:table-cell>
          <table:table-cell/>
          <table:table-cell table:formula="of:=IF([.K25]&lt;[.S25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118426" calcext:value-type="float">
            <text:p>118426</text:p>
          </table:table-cell>
          <table:table-cell table:formula="of:=IF([.K25]&lt;[.W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1" calcext:value-type="float">
            <text:p>1</text:p>
          </table:table-cell>
          <table:table-cell/>
          <table:table-cell table:formula="of:=IF([.K26]&lt;[.S26];0;1)" office:value-type="float" office:value="1" calcext:value-type="float">
            <text:p>1</text:p>
          </table:table-cell>
          <table:table-cell/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43:37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42:49 +0430 2018</text:p>
          </table:table-cell>
          <table:table-cell table:number-columns-repeated="2"/>
          <table:table-cell table:formula="of:=MIN([.O27];[.S27];[.W27])" office:value-type="float" office:value="0" calcext:value-type="float">
            <text:p>0</text:p>
          </table:table-cell>
          <table:table-cell office:value-type="string" calcext:value-type="string">
            <text:p>Time: Sun Jun <text:s/>3 06:44:25 +0430 2018</text:p>
          </table:table-cell>
          <table:table-cell table:number-columns-repeated="2"/>
          <table:table-cell table:formula="of:=IF([.K27]&lt;[.O27];0;1)" office:value-type="float" office:value="1" calcext:value-type="float">
            <text:p>1</text:p>
          </table:table-cell>
          <table:table-cell/>
          <table:table-cell table:formula="of:=IF([.K27]&lt;[.S27];0;1)" office:value-type="float" office:value="1" calcext:value-type="float">
            <text:p>1</text:p>
          </table:table-cell>
          <table:table-cell/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46:01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1" calcext:value-type="float">
            <text:p>1</text:p>
          </table:table-cell>
          <table:table-cell/>
          <table:table-cell table:formula="of:=IF([.K28]&lt;[.S28];0;1)" office:value-type="float" office:value="1" calcext:value-type="float">
            <text:p>1</text:p>
          </table:table-cell>
          <table:table-cell/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29];[.S29];[.W29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O29];0;1)" office:value-type="float" office:value="1" calcext:value-type="float">
            <text:p>1</text:p>
          </table:table-cell>
          <table:table-cell/>
          <table:table-cell table:formula="of:=IF([.K29]&lt;[.S29];0;1)" office:value-type="float" office:value="1" calcext:value-type="float">
            <text:p>1</text:p>
          </table:table-cell>
          <table:table-cell/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1" calcext:value-type="float">
            <text:p>1</text:p>
          </table:table-cell>
          <table:table-cell/>
          <table:table-cell table:formula="of:=IF([.K30]&lt;[.S30];0;1)" office:value-type="float" office:value="1" calcext:value-type="float">
            <text:p>1</text:p>
          </table:table-cell>
          <table:table-cell/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3112" calcext:value-type="float">
            <text:p>193112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3662" calcext:value-type="float">
            <text:p>483662</text:p>
          </table:table-cell>
          <table:table-cell table:formula="of:=MIN([.O31];[.S31];[.W31])" office:value-type="float" office:value="682412" calcext:value-type="float">
            <text:p>6824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87376" calcext:value-type="float">
            <text:p>687376</text:p>
          </table:table-cell>
          <table:table-cell table:formula="of:=IF([.K31]&lt;[.O31];0;1)" office:value-type="float" office:value="1" calcext:value-type="float">
            <text:p>1</text:p>
          </table:table-cell>
          <table:table-cell/>
          <table:table-cell table:formula="of:=IF([.K31]&lt;[.S31];0;1)" office:value-type="float" office:value="1" calcext:value-type="float">
            <text:p>1</text:p>
          </table:table-cell>
          <table:table-cell/>
          <table:table-cell table:formula="of:=IF([.K31]&lt;[.S31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82412" calcext:value-type="float">
            <text:p>682412</text:p>
          </table:table-cell>
          <table:table-cell table:formula="of:=IF([.K31]&lt;[.W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3384" calcext:value-type="float">
            <text:p>193384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2228" calcext:value-type="float">
            <text:p>482228</text:p>
          </table:table-cell>
          <table:table-cell table:formula="of:=MIN([.O32];[.S32];[.W32])" office:value-type="float" office:value="649454" calcext:value-type="float">
            <text:p>64945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92858" calcext:value-type="float">
            <text:p>692858</text:p>
          </table:table-cell>
          <table:table-cell table:formula="of:=IF([.K32]&lt;[.O32];0;1)" office:value-type="float" office:value="1" calcext:value-type="float">
            <text:p>1</text:p>
          </table:table-cell>
          <table:table-cell/>
          <table:table-cell table:formula="of:=IF([.K32]&lt;[.S32];0;1)" office:value-type="float" office:value="1" calcext:value-type="float">
            <text:p>1</text:p>
          </table:table-cell>
          <table:table-cell/>
          <table:table-cell table:formula="of:=IF([.K32]&lt;[.S32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649454" calcext:value-type="float">
            <text:p>649454</text:p>
          </table:table-cell>
          <table:table-cell table:formula="of:=IF([.K32]&lt;[.W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1" calcext:value-type="float">
            <text:p>1</text:p>
          </table:table-cell>
          <table:table-cell/>
          <table:table-cell table:formula="of:=IF([.K33]&lt;[.S33];0;1)" office:value-type="float" office:value="1" calcext:value-type="float">
            <text:p>1</text:p>
          </table:table-cell>
          <table:table-cell/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43:52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43:04 +0430 2018</text:p>
          </table:table-cell>
          <table:table-cell table:number-columns-repeated="2"/>
          <table:table-cell table:formula="of:=MIN([.O34];[.S34];[.W34])" office:value-type="float" office:value="0" calcext:value-type="float">
            <text:p>0</text:p>
          </table:table-cell>
          <table:table-cell office:value-type="string" calcext:value-type="string">
            <text:p>Time: Sun Jun <text:s/>3 06:44:40 +0430 2018</text:p>
          </table:table-cell>
          <table:table-cell table:number-columns-repeated="2"/>
          <table:table-cell table:formula="of:=IF([.K34]&lt;[.O34];0;1)" office:value-type="float" office:value="1" calcext:value-type="float">
            <text:p>1</text:p>
          </table:table-cell>
          <table:table-cell/>
          <table:table-cell table:formula="of:=IF([.K34]&lt;[.S34];0;1)" office:value-type="float" office:value="1" calcext:value-type="float">
            <text:p>1</text:p>
          </table:table-cell>
          <table:table-cell/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46:16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1" calcext:value-type="float">
            <text:p>1</text:p>
          </table:table-cell>
          <table:table-cell/>
          <table:table-cell table:formula="of:=IF([.K35]&lt;[.S35];0;1)" office:value-type="float" office:value="1" calcext:value-type="float">
            <text:p>1</text:p>
          </table:table-cell>
          <table:table-cell/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36];[.S36];[.W36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O36];0;1)" office:value-type="float" office:value="1" calcext:value-type="float">
            <text:p>1</text:p>
          </table:table-cell>
          <table:table-cell/>
          <table:table-cell table:formula="of:=IF([.K36]&lt;[.S36];0;1)" office:value-type="float" office:value="1" calcext:value-type="float">
            <text:p>1</text:p>
          </table:table-cell>
          <table:table-cell/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1" calcext:value-type="float">
            <text:p>1</text:p>
          </table:table-cell>
          <table:table-cell/>
          <table:table-cell table:formula="of:=IF([.K37]&lt;[.S37];0;1)" office:value-type="float" office:value="1" calcext:value-type="float">
            <text:p>1</text:p>
          </table:table-cell>
          <table:table-cell/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214188" calcext:value-type="float">
            <text:p>214188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3958" calcext:value-type="float">
            <text:p>483958</text:p>
          </table:table-cell>
          <table:table-cell table:formula="of:=MIN([.O38];[.S38];[.W38])" office:value-type="float" office:value="694592" calcext:value-type="float">
            <text:p>69459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91656" calcext:value-type="float">
            <text:p>691656</text:p>
          </table:table-cell>
          <table:table-cell table:formula="of:=IF([.K38]&lt;[.O38];0;1)" office:value-type="float" office:value="1" calcext:value-type="float">
            <text:p>1</text:p>
          </table:table-cell>
          <table:table-cell/>
          <table:table-cell table:formula="of:=IF([.K38]&lt;[.S38];0;1)" office:value-type="float" office:value="0" calcext:value-type="float">
            <text:p>0</text:p>
          </table:table-cell>
          <table:table-cell/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94592" calcext:value-type="float">
            <text:p>694592</text:p>
          </table:table-cell>
          <table:table-cell table:formula="of:=IF([.K38]&lt;[.W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37922" calcext:value-type="float">
            <text:p>137922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67422" calcext:value-type="float">
            <text:p>467422</text:p>
          </table:table-cell>
          <table:table-cell table:formula="of:=MIN([.O39];[.S39];[.W39])" office:value-type="float" office:value="473720" calcext:value-type="float">
            <text:p>473720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29204" calcext:value-type="float">
            <text:p>629204</text:p>
          </table:table-cell>
          <table:table-cell table:formula="of:=IF([.K39]&lt;[.O39];0;1)" office:value-type="float" office:value="1" calcext:value-type="float">
            <text:p>1</text:p>
          </table:table-cell>
          <table:table-cell/>
          <table:table-cell table:formula="of:=IF([.K39]&lt;[.S39];0;1)" office:value-type="float" office:value="1" calcext:value-type="float">
            <text:p>1</text:p>
          </table:table-cell>
          <table:table-cell/>
          <table:table-cell table:formula="of:=IF([.K39]&lt;[.S39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473720" calcext:value-type="float">
            <text:p>473720</text:p>
          </table:table-cell>
          <table:table-cell table:formula="of:=IF([.K39]&lt;[.W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1" calcext:value-type="float">
            <text:p>1</text:p>
          </table:table-cell>
          <table:table-cell/>
          <table:table-cell table:formula="of:=IF([.K40]&lt;[.S40];0;1)" office:value-type="float" office:value="1" calcext:value-type="float">
            <text:p>1</text:p>
          </table:table-cell>
          <table:table-cell/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44:08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43:20 +0430 2018</text:p>
          </table:table-cell>
          <table:table-cell table:number-columns-repeated="2"/>
          <table:table-cell table:formula="of:=MIN([.O41];[.S41];[.W41])" office:value-type="float" office:value="0" calcext:value-type="float">
            <text:p>0</text:p>
          </table:table-cell>
          <table:table-cell office:value-type="string" calcext:value-type="string">
            <text:p>Time: Sun Jun <text:s/>3 06:44:56 +0430 2018</text:p>
          </table:table-cell>
          <table:table-cell table:number-columns-repeated="2"/>
          <table:table-cell table:formula="of:=IF([.K41]&lt;[.O41];0;1)" office:value-type="float" office:value="1" calcext:value-type="float">
            <text:p>1</text:p>
          </table:table-cell>
          <table:table-cell/>
          <table:table-cell table:formula="of:=IF([.K41]&lt;[.S41];0;1)" office:value-type="float" office:value="1" calcext:value-type="float">
            <text:p>1</text:p>
          </table:table-cell>
          <table:table-cell/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46:32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1" calcext:value-type="float">
            <text:p>1</text:p>
          </table:table-cell>
          <table:table-cell/>
          <table:table-cell table:formula="of:=IF([.K42]&lt;[.S42];0;1)" office:value-type="float" office:value="1" calcext:value-type="float">
            <text:p>1</text:p>
          </table:table-cell>
          <table:table-cell/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43];[.S43];[.W43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O43];0;1)" office:value-type="float" office:value="1" calcext:value-type="float">
            <text:p>1</text:p>
          </table:table-cell>
          <table:table-cell/>
          <table:table-cell table:formula="of:=IF([.K43]&lt;[.S43];0;1)" office:value-type="float" office:value="1" calcext:value-type="float">
            <text:p>1</text:p>
          </table:table-cell>
          <table:table-cell/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1" calcext:value-type="float">
            <text:p>1</text:p>
          </table:table-cell>
          <table:table-cell/>
          <table:table-cell table:formula="of:=IF([.K44]&lt;[.S44];0;1)" office:value-type="float" office:value="1" calcext:value-type="float">
            <text:p>1</text:p>
          </table:table-cell>
          <table:table-cell/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2052" calcext:value-type="float">
            <text:p>192052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565008" calcext:value-type="float">
            <text:p>565008</text:p>
          </table:table-cell>
          <table:table-cell table:formula="of:=MIN([.O45];[.S45];[.W45])" office:value-type="float" office:value="664112" calcext:value-type="float">
            <text:p>6641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780868" calcext:value-type="float">
            <text:p>780868</text:p>
          </table:table-cell>
          <table:table-cell table:formula="of:=IF([.K45]&lt;[.O45];0;1)" office:value-type="float" office:value="1" calcext:value-type="float">
            <text:p>1</text:p>
          </table:table-cell>
          <table:table-cell/>
          <table:table-cell table:formula="of:=IF([.K45]&lt;[.S45];0;1)" office:value-type="float" office:value="1" calcext:value-type="float">
            <text:p>1</text:p>
          </table:table-cell>
          <table:table-cell/>
          <table:table-cell table:formula="of:=IF([.K45]&lt;[.S45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64112" calcext:value-type="float">
            <text:p>664112</text:p>
          </table:table-cell>
          <table:table-cell table:formula="of:=IF([.K45]&lt;[.W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2064" calcext:value-type="float">
            <text:p>192064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556428" calcext:value-type="float">
            <text:p>556428</text:p>
          </table:table-cell>
          <table:table-cell table:formula="of:=MIN([.O46];[.S46];[.W46])" office:value-type="float" office:value="732806" calcext:value-type="float">
            <text:p>73280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777008" calcext:value-type="float">
            <text:p>777008</text:p>
          </table:table-cell>
          <table:table-cell table:formula="of:=IF([.K46]&lt;[.O46];0;1)" office:value-type="float" office:value="1" calcext:value-type="float">
            <text:p>1</text:p>
          </table:table-cell>
          <table:table-cell/>
          <table:table-cell table:formula="of:=IF([.K46]&lt;[.S46];0;1)" office:value-type="float" office:value="1" calcext:value-type="float">
            <text:p>1</text:p>
          </table:table-cell>
          <table:table-cell/>
          <table:table-cell table:formula="of:=IF([.K46]&lt;[.S46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732806" calcext:value-type="float">
            <text:p>732806</text:p>
          </table:table-cell>
          <table:table-cell table:formula="of:=IF([.K46]&lt;[.W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1" calcext:value-type="float">
            <text:p>1</text:p>
          </table:table-cell>
          <table:table-cell/>
          <table:table-cell table:formula="of:=IF([.K47]&lt;[.S47];0;1)" office:value-type="float" office:value="1" calcext:value-type="float">
            <text:p>1</text:p>
          </table:table-cell>
          <table:table-cell/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58:47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6:58:00 +0430 2018</text:p>
          </table:table-cell>
          <table:table-cell table:number-columns-repeated="2"/>
          <table:table-cell table:formula="of:=MIN([.O48];[.S48];[.W48])" office:value-type="float" office:value="0" calcext:value-type="float">
            <text:p>0</text:p>
          </table:table-cell>
          <table:table-cell office:value-type="string" calcext:value-type="string">
            <text:p>Time: Sun Jun <text:s/>3 06:59:35 +0430 2018</text:p>
          </table:table-cell>
          <table:table-cell table:number-columns-repeated="2"/>
          <table:table-cell table:formula="of:=IF([.K48]&lt;[.O48];0;1)" office:value-type="float" office:value="1" calcext:value-type="float">
            <text:p>1</text:p>
          </table:table-cell>
          <table:table-cell/>
          <table:table-cell table:formula="of:=IF([.K48]&lt;[.S48];0;1)" office:value-type="float" office:value="1" calcext:value-type="float">
            <text:p>1</text:p>
          </table:table-cell>
          <table:table-cell/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01:11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1" calcext:value-type="float">
            <text:p>1</text:p>
          </table:table-cell>
          <table:table-cell/>
          <table:table-cell table:formula="of:=IF([.K49]&lt;[.S49];0;1)" office:value-type="float" office:value="1" calcext:value-type="float">
            <text:p>1</text:p>
          </table:table-cell>
          <table:table-cell/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50];[.S50];[.W50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O50];0;1)" office:value-type="float" office:value="1" calcext:value-type="float">
            <text:p>1</text:p>
          </table:table-cell>
          <table:table-cell/>
          <table:table-cell table:formula="of:=IF([.K50]&lt;[.S50];0;1)" office:value-type="float" office:value="1" calcext:value-type="float">
            <text:p>1</text:p>
          </table:table-cell>
          <table:table-cell/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1" calcext:value-type="float">
            <text:p>1</text:p>
          </table:table-cell>
          <table:table-cell/>
          <table:table-cell table:formula="of:=IF([.K51]&lt;[.S51];0;1)" office:value-type="float" office:value="1" calcext:value-type="float">
            <text:p>1</text:p>
          </table:table-cell>
          <table:table-cell/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7790" calcext:value-type="float">
            <text:p>777790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49084" calcext:value-type="float">
            <text:p>2849084</text:p>
          </table:table-cell>
          <table:table-cell table:formula="of:=MIN([.O52];[.S52];[.W52])" office:value-type="float" office:value="3955044" calcext:value-type="float">
            <text:p>395504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607274" calcext:value-type="float">
            <text:p>3607274</text:p>
          </table:table-cell>
          <table:table-cell table:formula="of:=IF([.K52]&lt;[.O52];0;1)" office:value-type="float" office:value="1" calcext:value-type="float">
            <text:p>1</text:p>
          </table:table-cell>
          <table:table-cell/>
          <table:table-cell table:formula="of:=IF([.K52]&lt;[.S52];0;1)" office:value-type="float" office:value="0" calcext:value-type="float">
            <text:p>0</text:p>
          </table:table-cell>
          <table:table-cell/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955044" calcext:value-type="float">
            <text:p>3955044</text:p>
          </table:table-cell>
          <table:table-cell table:formula="of:=IF([.K52]&lt;[.W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8396" calcext:value-type="float">
            <text:p>778396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21232" calcext:value-type="float">
            <text:p>2821232</text:p>
          </table:table-cell>
          <table:table-cell table:formula="of:=MIN([.O53];[.S53];[.W53])" office:value-type="float" office:value="3081616" calcext:value-type="float">
            <text:p>308161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98712" calcext:value-type="float">
            <text:p>3598712</text:p>
          </table:table-cell>
          <table:table-cell table:formula="of:=IF([.K53]&lt;[.O53];0;1)" office:value-type="float" office:value="1" calcext:value-type="float">
            <text:p>1</text:p>
          </table:table-cell>
          <table:table-cell/>
          <table:table-cell table:formula="of:=IF([.K53]&lt;[.S53];0;1)" office:value-type="float" office:value="1" calcext:value-type="float">
            <text:p>1</text:p>
          </table:table-cell>
          <table:table-cell/>
          <table:table-cell table:formula="of:=IF([.K53]&lt;[.S53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081616" calcext:value-type="float">
            <text:p>3081616</text:p>
          </table:table-cell>
          <table:table-cell table:formula="of:=IF([.K53]&lt;[.W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1" calcext:value-type="float">
            <text:p>1</text:p>
          </table:table-cell>
          <table:table-cell/>
          <table:table-cell table:formula="of:=IF([.K54]&lt;[.S54];0;1)" office:value-type="float" office:value="1" calcext:value-type="float">
            <text:p>1</text:p>
          </table:table-cell>
          <table:table-cell/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59:03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6:58:15 +0430 2018</text:p>
          </table:table-cell>
          <table:table-cell table:number-columns-repeated="2"/>
          <table:table-cell table:formula="of:=MIN([.O55];[.S55];[.W55])" office:value-type="float" office:value="0" calcext:value-type="float">
            <text:p>0</text:p>
          </table:table-cell>
          <table:table-cell office:value-type="string" calcext:value-type="string">
            <text:p>Time: Sun Jun <text:s/>3 06:59:51 +0430 2018</text:p>
          </table:table-cell>
          <table:table-cell table:number-columns-repeated="2"/>
          <table:table-cell table:formula="of:=IF([.K55]&lt;[.O55];0;1)" office:value-type="float" office:value="1" calcext:value-type="float">
            <text:p>1</text:p>
          </table:table-cell>
          <table:table-cell/>
          <table:table-cell table:formula="of:=IF([.K55]&lt;[.S55];0;1)" office:value-type="float" office:value="1" calcext:value-type="float">
            <text:p>1</text:p>
          </table:table-cell>
          <table:table-cell/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01:27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1" calcext:value-type="float">
            <text:p>1</text:p>
          </table:table-cell>
          <table:table-cell/>
          <table:table-cell table:formula="of:=IF([.K56]&lt;[.S56];0;1)" office:value-type="float" office:value="1" calcext:value-type="float">
            <text:p>1</text:p>
          </table:table-cell>
          <table:table-cell/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57];[.S57];[.W57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O57];0;1)" office:value-type="float" office:value="1" calcext:value-type="float">
            <text:p>1</text:p>
          </table:table-cell>
          <table:table-cell/>
          <table:table-cell table:formula="of:=IF([.K57]&lt;[.S57];0;1)" office:value-type="float" office:value="1" calcext:value-type="float">
            <text:p>1</text:p>
          </table:table-cell>
          <table:table-cell/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1" calcext:value-type="float">
            <text:p>1</text:p>
          </table:table-cell>
          <table:table-cell/>
          <table:table-cell table:formula="of:=IF([.K58]&lt;[.S58];0;1)" office:value-type="float" office:value="1" calcext:value-type="float">
            <text:p>1</text:p>
          </table:table-cell>
          <table:table-cell/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872450" calcext:value-type="float">
            <text:p>872450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514698" calcext:value-type="float">
            <text:p>2514698</text:p>
          </table:table-cell>
          <table:table-cell table:formula="of:=MIN([.O59];[.S59];[.W59])" office:value-type="float" office:value="4099416" calcext:value-type="float">
            <text:p>409941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18016" calcext:value-type="float">
            <text:p>3518016</text:p>
          </table:table-cell>
          <table:table-cell table:formula="of:=IF([.K59]&lt;[.O59];0;1)" office:value-type="float" office:value="1" calcext:value-type="float">
            <text:p>1</text:p>
          </table:table-cell>
          <table:table-cell/>
          <table:table-cell table:formula="of:=IF([.K59]&lt;[.S59];0;1)" office:value-type="float" office:value="0" calcext:value-type="float">
            <text:p>0</text:p>
          </table:table-cell>
          <table:table-cell/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4099416" calcext:value-type="float">
            <text:p>4099416</text:p>
          </table:table-cell>
          <table:table-cell table:formula="of:=IF([.K59]&lt;[.W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548416" calcext:value-type="float">
            <text:p>548416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651582" calcext:value-type="float">
            <text:p>2651582</text:p>
          </table:table-cell>
          <table:table-cell table:formula="of:=MIN([.O60];[.S60];[.W60])" office:value-type="float" office:value="3410976" calcext:value-type="float">
            <text:p>341097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051228" calcext:value-type="float">
            <text:p>3051228</text:p>
          </table:table-cell>
          <table:table-cell table:formula="of:=IF([.K60]&lt;[.O60];0;1)" office:value-type="float" office:value="1" calcext:value-type="float">
            <text:p>1</text:p>
          </table:table-cell>
          <table:table-cell/>
          <table:table-cell table:formula="of:=IF([.K60]&lt;[.S60];0;1)" office:value-type="float" office:value="0" calcext:value-type="float">
            <text:p>0</text:p>
          </table:table-cell>
          <table:table-cell/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410976" calcext:value-type="float">
            <text:p>3410976</text:p>
          </table:table-cell>
          <table:table-cell table:formula="of:=IF([.K60]&lt;[.W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1" calcext:value-type="float">
            <text:p>1</text:p>
          </table:table-cell>
          <table:table-cell/>
          <table:table-cell table:formula="of:=IF([.K61]&lt;[.S61];0;1)" office:value-type="float" office:value="1" calcext:value-type="float">
            <text:p>1</text:p>
          </table:table-cell>
          <table:table-cell/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6:59:19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6:58:31 +0430 2018</text:p>
          </table:table-cell>
          <table:table-cell table:number-columns-repeated="2"/>
          <table:table-cell table:formula="of:=MIN([.O62];[.S62];[.W62])" office:value-type="float" office:value="0" calcext:value-type="float">
            <text:p>0</text:p>
          </table:table-cell>
          <table:table-cell office:value-type="string" calcext:value-type="string">
            <text:p>Time: Sun Jun <text:s/>3 07:00:07 +0430 2018</text:p>
          </table:table-cell>
          <table:table-cell table:number-columns-repeated="2"/>
          <table:table-cell table:formula="of:=IF([.K62]&lt;[.O62];0;1)" office:value-type="float" office:value="1" calcext:value-type="float">
            <text:p>1</text:p>
          </table:table-cell>
          <table:table-cell/>
          <table:table-cell table:formula="of:=IF([.K62]&lt;[.S62];0;1)" office:value-type="float" office:value="1" calcext:value-type="float">
            <text:p>1</text:p>
          </table:table-cell>
          <table:table-cell/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01:43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1" calcext:value-type="float">
            <text:p>1</text:p>
          </table:table-cell>
          <table:table-cell/>
          <table:table-cell table:formula="of:=IF([.K63]&lt;[.S63];0;1)" office:value-type="float" office:value="1" calcext:value-type="float">
            <text:p>1</text:p>
          </table:table-cell>
          <table:table-cell/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64];[.S64];[.W64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O64];0;1)" office:value-type="float" office:value="1" calcext:value-type="float">
            <text:p>1</text:p>
          </table:table-cell>
          <table:table-cell/>
          <table:table-cell table:formula="of:=IF([.K64]&lt;[.S64];0;1)" office:value-type="float" office:value="1" calcext:value-type="float">
            <text:p>1</text:p>
          </table:table-cell>
          <table:table-cell/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1" calcext:value-type="float">
            <text:p>1</text:p>
          </table:table-cell>
          <table:table-cell/>
          <table:table-cell table:formula="of:=IF([.K65]&lt;[.S65];0;1)" office:value-type="float" office:value="1" calcext:value-type="float">
            <text:p>1</text:p>
          </table:table-cell>
          <table:table-cell/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3356" calcext:value-type="float">
            <text:p>773356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06428" calcext:value-type="float">
            <text:p>2806428</text:p>
          </table:table-cell>
          <table:table-cell table:formula="of:=MIN([.O66];[.S66];[.W66])" office:value-type="float" office:value="3964558" calcext:value-type="float">
            <text:p>396455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631928" calcext:value-type="float">
            <text:p>3631928</text:p>
          </table:table-cell>
          <table:table-cell table:formula="of:=IF([.K66]&lt;[.O66];0;1)" office:value-type="float" office:value="1" calcext:value-type="float">
            <text:p>1</text:p>
          </table:table-cell>
          <table:table-cell/>
          <table:table-cell table:formula="of:=IF([.K66]&lt;[.S66];0;1)" office:value-type="float" office:value="0" calcext:value-type="float">
            <text:p>0</text:p>
          </table:table-cell>
          <table:table-cell/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964558" calcext:value-type="float">
            <text:p>3964558</text:p>
          </table:table-cell>
          <table:table-cell table:formula="of:=IF([.K66]&lt;[.W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4000" calcext:value-type="float">
            <text:p>774000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673638" calcext:value-type="float">
            <text:p>2673638</text:p>
          </table:table-cell>
          <table:table-cell table:formula="of:=MIN([.O67];[.S67];[.W67])" office:value-type="float" office:value="3891674" calcext:value-type="float">
            <text:p>389167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74546" calcext:value-type="float">
            <text:p>3574546</text:p>
          </table:table-cell>
          <table:table-cell table:formula="of:=IF([.K67]&lt;[.O67];0;1)" office:value-type="float" office:value="1" calcext:value-type="float">
            <text:p>1</text:p>
          </table:table-cell>
          <table:table-cell/>
          <table:table-cell table:formula="of:=IF([.K67]&lt;[.S67];0;1)" office:value-type="float" office:value="0" calcext:value-type="float">
            <text:p>0</text:p>
          </table:table-cell>
          <table:table-cell/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891674" calcext:value-type="float">
            <text:p>3891674</text:p>
          </table:table-cell>
          <table:table-cell table:formula="of:=IF([.K67]&lt;[.W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1" calcext:value-type="float">
            <text:p>1</text:p>
          </table:table-cell>
          <table:table-cell/>
          <table:table-cell table:formula="of:=IF([.K68]&lt;[.S68];0;1)" office:value-type="float" office:value="1" calcext:value-type="float">
            <text:p>1</text:p>
          </table:table-cell>
          <table:table-cell/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7:13:58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13:10 +0430 2018</text:p>
          </table:table-cell>
          <table:table-cell table:number-columns-repeated="2"/>
          <table:table-cell table:formula="of:=MIN([.O69];[.S69];[.W69])" office:value-type="float" office:value="0" calcext:value-type="float">
            <text:p>0</text:p>
          </table:table-cell>
          <table:table-cell office:value-type="string" calcext:value-type="string">
            <text:p>Time: Sun Jun <text:s/>3 07:14:46 +0430 2018</text:p>
          </table:table-cell>
          <table:table-cell table:number-columns-repeated="2"/>
          <table:table-cell table:formula="of:=IF([.K69]&lt;[.O69];0;1)" office:value-type="float" office:value="1" calcext:value-type="float">
            <text:p>1</text:p>
          </table:table-cell>
          <table:table-cell/>
          <table:table-cell table:formula="of:=IF([.K69]&lt;[.S69];0;1)" office:value-type="float" office:value="1" calcext:value-type="float">
            <text:p>1</text:p>
          </table:table-cell>
          <table:table-cell/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16:22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1" calcext:value-type="float">
            <text:p>1</text:p>
          </table:table-cell>
          <table:table-cell/>
          <table:table-cell table:formula="of:=IF([.K70]&lt;[.S70];0;1)" office:value-type="float" office:value="1" calcext:value-type="float">
            <text:p>1</text:p>
          </table:table-cell>
          <table:table-cell/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71];[.S71];[.W71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O71];0;1)" office:value-type="float" office:value="1" calcext:value-type="float">
            <text:p>1</text:p>
          </table:table-cell>
          <table:table-cell/>
          <table:table-cell table:formula="of:=IF([.K71]&lt;[.S71];0;1)" office:value-type="float" office:value="1" calcext:value-type="float">
            <text:p>1</text:p>
          </table:table-cell>
          <table:table-cell/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1" calcext:value-type="float">
            <text:p>1</text:p>
          </table:table-cell>
          <table:table-cell/>
          <table:table-cell table:formula="of:=IF([.K72]&lt;[.S72];0;1)" office:value-type="float" office:value="1" calcext:value-type="float">
            <text:p>1</text:p>
          </table:table-cell>
          <table:table-cell/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7774" calcext:value-type="float">
            <text:p>3137774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7777178" calcext:value-type="float">
            <text:p>27777178</text:p>
          </table:table-cell>
          <table:table-cell table:formula="of:=MIN([.O73];[.S73];[.W73])" office:value-type="float" office:value="21536608" calcext:value-type="float">
            <text:p>2153660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28533500" calcext:value-type="float">
            <text:p>28533500</text:p>
          </table:table-cell>
          <table:table-cell table:formula="of:=IF([.K73]&lt;[.O73];0;1)" office:value-type="float" office:value="1" calcext:value-type="float">
            <text:p>1</text:p>
          </table:table-cell>
          <table:table-cell/>
          <table:table-cell table:formula="of:=IF([.K73]&lt;[.S73];0;1)" office:value-type="float" office:value="1" calcext:value-type="float">
            <text:p>1</text:p>
          </table:table-cell>
          <table:table-cell/>
          <table:table-cell table:formula="of:=IF([.K73]&lt;[.S73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1536608" calcext:value-type="float">
            <text:p>21536608</text:p>
          </table:table-cell>
          <table:table-cell table:formula="of:=IF([.K73]&lt;[.W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9320" calcext:value-type="float">
            <text:p>3139320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4905432" calcext:value-type="float">
            <text:p>24905432</text:p>
          </table:table-cell>
          <table:table-cell table:formula="of:=MIN([.O74];[.S74];[.W74])" office:value-type="float" office:value="13796812" calcext:value-type="float">
            <text:p>137968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2003008" calcext:value-type="float">
            <text:p>32003008</text:p>
          </table:table-cell>
          <table:table-cell table:style-name="ce3" table:formula="of:=IF([.K74]&lt;[.O74];0;1)" office:value-type="float" office:value="1" calcext:value-type="float">
            <text:p>1</text:p>
          </table:table-cell>
          <table:table-cell/>
          <table:table-cell table:formula="of:=IF([.K74]&lt;[.S74];0;1)" office:value-type="float" office:value="1" calcext:value-type="float">
            <text:p>1</text:p>
          </table:table-cell>
          <table:table-cell/>
          <table:table-cell table:formula="of:=IF([.K74]&lt;[.S74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3796812" calcext:value-type="float">
            <text:p>13796812</text:p>
          </table:table-cell>
          <table:table-cell table:formula="of:=IF([.K74]&lt;[.W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1" calcext:value-type="float">
            <text:p>1</text:p>
          </table:table-cell>
          <table:table-cell/>
          <table:table-cell table:formula="of:=IF([.K75]&lt;[.S75];0;1)" office:value-type="float" office:value="1" calcext:value-type="float">
            <text:p>1</text:p>
          </table:table-cell>
          <table:table-cell/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7:14:14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13:26 +0430 2018</text:p>
          </table:table-cell>
          <table:table-cell table:number-columns-repeated="2"/>
          <table:table-cell table:formula="of:=MIN([.O76];[.S76];[.W76])" office:value-type="float" office:value="0" calcext:value-type="float">
            <text:p>0</text:p>
          </table:table-cell>
          <table:table-cell office:value-type="string" calcext:value-type="string">
            <text:p>Time: Sun Jun <text:s/>3 07:15:02 +0430 2018</text:p>
          </table:table-cell>
          <table:table-cell table:number-columns-repeated="2"/>
          <table:table-cell table:formula="of:=IF([.K76]&lt;[.O76];0;1)" office:value-type="float" office:value="1" calcext:value-type="float">
            <text:p>1</text:p>
          </table:table-cell>
          <table:table-cell/>
          <table:table-cell table:formula="of:=IF([.K76]&lt;[.S76];0;1)" office:value-type="float" office:value="1" calcext:value-type="float">
            <text:p>1</text:p>
          </table:table-cell>
          <table:table-cell/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16:38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1" calcext:value-type="float">
            <text:p>1</text:p>
          </table:table-cell>
          <table:table-cell/>
          <table:table-cell table:formula="of:=IF([.K77]&lt;[.S77];0;1)" office:value-type="float" office:value="1" calcext:value-type="float">
            <text:p>1</text:p>
          </table:table-cell>
          <table:table-cell/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78];[.S78];[.W78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O78];0;1)" office:value-type="float" office:value="1" calcext:value-type="float">
            <text:p>1</text:p>
          </table:table-cell>
          <table:table-cell/>
          <table:table-cell table:formula="of:=IF([.K78]&lt;[.S78];0;1)" office:value-type="float" office:value="1" calcext:value-type="float">
            <text:p>1</text:p>
          </table:table-cell>
          <table:table-cell/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1" calcext:value-type="float">
            <text:p>1</text:p>
          </table:table-cell>
          <table:table-cell/>
          <table:table-cell table:formula="of:=IF([.K79]&lt;[.S79];0;1)" office:value-type="float" office:value="1" calcext:value-type="float">
            <text:p>1</text:p>
          </table:table-cell>
          <table:table-cell/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535654" calcext:value-type="float">
            <text:p>3535654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9200252" calcext:value-type="float">
            <text:p>29200252</text:p>
          </table:table-cell>
          <table:table-cell table:formula="of:=MIN([.O80];[.S80];[.W80])" office:value-type="float" office:value="22429790" calcext:value-type="float">
            <text:p>22429790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3879622" calcext:value-type="float">
            <text:p>33879622</text:p>
          </table:table-cell>
          <table:table-cell table:formula="of:=IF([.K80]&lt;[.O80];0;1)" office:value-type="float" office:value="1" calcext:value-type="float">
            <text:p>1</text:p>
          </table:table-cell>
          <table:table-cell/>
          <table:table-cell table:formula="of:=IF([.K80]&lt;[.S80];0;1)" office:value-type="float" office:value="1" calcext:value-type="float">
            <text:p>1</text:p>
          </table:table-cell>
          <table:table-cell/>
          <table:table-cell table:formula="of:=IF([.K80]&lt;[.S80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2429790" calcext:value-type="float">
            <text:p>22429790</text:p>
          </table:table-cell>
          <table:table-cell table:formula="of:=IF([.K80]&lt;[.W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2223414" calcext:value-type="float">
            <text:p>2223414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9302740" calcext:value-type="float">
            <text:p>29302740</text:p>
          </table:table-cell>
          <table:table-cell table:formula="of:=MIN([.O81];[.S81];[.W81])" office:value-type="float" office:value="19687574" calcext:value-type="float">
            <text:p>1968757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2829788" calcext:value-type="float">
            <text:p>32829788</text:p>
          </table:table-cell>
          <table:table-cell table:formula="of:=IF([.K81]&lt;[.O81];0;1)" office:value-type="float" office:value="1" calcext:value-type="float">
            <text:p>1</text:p>
          </table:table-cell>
          <table:table-cell/>
          <table:table-cell table:formula="of:=IF([.K81]&lt;[.S81];0;1)" office:value-type="float" office:value="1" calcext:value-type="float">
            <text:p>1</text:p>
          </table:table-cell>
          <table:table-cell/>
          <table:table-cell table:formula="of:=IF([.K81]&lt;[.S81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9687574" calcext:value-type="float">
            <text:p>19687574</text:p>
          </table:table-cell>
          <table:table-cell table:formula="of:=IF([.K81]&lt;[.W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1" calcext:value-type="float">
            <text:p>1</text:p>
          </table:table-cell>
          <table:table-cell/>
          <table:table-cell table:formula="of:=IF([.K82]&lt;[.S82];0;1)" office:value-type="float" office:value="1" calcext:value-type="float">
            <text:p>1</text:p>
          </table:table-cell>
          <table:table-cell/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: Sun Jun <text:s/>3 07:14:30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13:42 +0430 2018</text:p>
          </table:table-cell>
          <table:table-cell table:number-columns-repeated="2"/>
          <table:table-cell table:formula="of:=MIN([.O83];[.S83];[.W83])" office:value-type="float" office:value="0" calcext:value-type="float">
            <text:p>0</text:p>
          </table:table-cell>
          <table:table-cell office:value-type="string" calcext:value-type="string">
            <text:p>Time: Sun Jun <text:s/>3 07:15:18 +0430 2018</text:p>
          </table:table-cell>
          <table:table-cell table:number-columns-repeated="2"/>
          <table:table-cell table:formula="of:=IF([.K83]&lt;[.O83];0;1)" office:value-type="float" office:value="1" calcext:value-type="float">
            <text:p>1</text:p>
          </table:table-cell>
          <table:table-cell/>
          <table:table-cell table:formula="of:=IF([.K83]&lt;[.S83];0;1)" office:value-type="float" office:value="1" calcext:value-type="float">
            <text:p>1</text:p>
          </table:table-cell>
          <table:table-cell/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16:54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1" calcext:value-type="float">
            <text:p>1</text:p>
          </table:table-cell>
          <table:table-cell/>
          <table:table-cell table:formula="of:=IF([.K84]&lt;[.S84];0;1)" office:value-type="float" office:value="1" calcext:value-type="float">
            <text:p>1</text:p>
          </table:table-cell>
          <table:table-cell/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85];[.S85];[.W8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O85];0;1)" office:value-type="float" office:value="1" calcext:value-type="float">
            <text:p>1</text:p>
          </table:table-cell>
          <table:table-cell/>
          <table:table-cell table:formula="of:=IF([.K85]&lt;[.S85];0;1)" office:value-type="float" office:value="1" calcext:value-type="float">
            <text:p>1</text:p>
          </table:table-cell>
          <table:table-cell/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1" calcext:value-type="float">
            <text:p>1</text:p>
          </table:table-cell>
          <table:table-cell/>
          <table:table-cell table:formula="of:=IF([.K86]&lt;[.S86];0;1)" office:value-type="float" office:value="1" calcext:value-type="float">
            <text:p>1</text:p>
          </table:table-cell>
          <table:table-cell/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5702" calcext:value-type="float">
            <text:p>3135702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30487422" calcext:value-type="float">
            <text:p>30487422</text:p>
          </table:table-cell>
          <table:table-cell table:formula="of:=MIN([.O87];[.S87];[.W87])" office:value-type="float" office:value="21361678" calcext:value-type="float">
            <text:p>2136167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5032316" calcext:value-type="float">
            <text:p>35032316</text:p>
          </table:table-cell>
          <table:table-cell table:formula="of:=IF([.K87]&lt;[.O87];0;1)" office:value-type="float" office:value="1" calcext:value-type="float">
            <text:p>1</text:p>
          </table:table-cell>
          <table:table-cell/>
          <table:table-cell table:formula="of:=IF([.K87]&lt;[.S87];0;1)" office:value-type="float" office:value="1" calcext:value-type="float">
            <text:p>1</text:p>
          </table:table-cell>
          <table:table-cell/>
          <table:table-cell table:formula="of:=IF([.K87]&lt;[.S87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1361678" calcext:value-type="float">
            <text:p>21361678</text:p>
          </table:table-cell>
          <table:table-cell table:formula="of:=IF([.K87]&lt;[.W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3872" calcext:value-type="float">
            <text:p>3133872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30819236" calcext:value-type="float">
            <text:p>30819236</text:p>
          </table:table-cell>
          <table:table-cell table:formula="of:=MIN([.O88];[.S88];[.W88])" office:value-type="float" office:value="21406278" calcext:value-type="float">
            <text:p>2140627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5065912" calcext:value-type="float">
            <text:p>35065912</text:p>
          </table:table-cell>
          <table:table-cell table:formula="of:=IF([.K88]&lt;[.O88];0;1)" office:value-type="float" office:value="1" calcext:value-type="float">
            <text:p>1</text:p>
          </table:table-cell>
          <table:table-cell/>
          <table:table-cell table:formula="of:=IF([.K88]&lt;[.S88];0;1)" office:value-type="float" office:value="1" calcext:value-type="float">
            <text:p>1</text:p>
          </table:table-cell>
          <table:table-cell/>
          <table:table-cell table:formula="of:=IF([.K88]&lt;[.S88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21406278" calcext:value-type="float">
            <text:p>21406278</text:p>
          </table:table-cell>
          <table:table-cell table:formula="of:=IF([.K88]&lt;[.W88];0;1)" office:value-type="float" office:value="1" calcext:value-type="float">
            <text:p>1</text:p>
          </table:table-cell>
          <table:table-cell/>
        </table:table-row>
        <table:table-row table:style-name="ro1" table:number-rows-repeated="104848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ub_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7"/>
          <table:table-cell office:value-type="string" calcext:value-type="string">
            <text:p>spliter</text:p>
          </table:table-cell>
          <table:table-cell table:number-columns-repeated="7"/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13 +0430 2018</text:p>
          </table:table-cell>
          <table:table-cell table:number-columns-repeated="3"/>
          <table:table-cell office:value-type="string" calcext:value-type="string">
            <text:p>Time: Sun Jun <text:s/>3 06:32:25 +0430 2018</text:p>
          </table:table-cell>
          <table:table-cell table:number-columns-repeated="3"/>
          <table:table-cell office:value-type="string" calcext:value-type="string">
            <text:p>Time: Sun Jun <text:s/>3 06:34:01 +0430 2018</text:p>
          </table:table-cell>
          <table:table-cell table:number-columns-repeated="7"/>
          <table:table-cell office:value-type="string" calcext:value-type="string">
            <text:p>Time: Sun Jun <text:s/>3 06:35:37 +0430 2018</text:p>
          </table:table-cell>
          <table:table-cell table:number-columns-repeated="7"/>
          <table:table-cell office:value-type="string" calcext:value-type="string">
            <text:p>Time: Sun Jun <text:s/>3 06:36:25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7"/>
          <table:table-cell office:value-type="string" calcext:value-type="string">
            <text:p>icc</text:p>
          </table:table-cell>
          <table:table-cell table:number-columns-repeated="7"/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7"/>
          <table:table-cell office:value-type="string" calcext:value-type="string">
            <text:p>-D _GNU_SOURCE -Ofast -xHOST</text:p>
          </table:table-cell>
          <table:table-cell table:number-columns-repeated="7"/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7"/>
          <table:table-cell office:value-type="string" calcext:value-type="string">
            <text:p>-no-vec</text:p>
          </table:table-cell>
          <table:table-cell table:number-columns-repeated="7"/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30836" calcext:value-type="float">
            <text:p>30836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32404" calcext:value-type="float">
            <text:p>32404</text:p>
          </table:table-cell>
          <table:table-cell table:formula="of:=MIN([.O10];[.S10];[.W10];[.A10];[.AA10])" office:value-type="float" office:value="0" calcext:value-type="float">
            <text:p>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63562" calcext:value-type="float">
            <text:p>63562</text:p>
          </table:table-cell>
          <table:table-cell table:formula="of:=IF([.K10]&lt;[.O10];0;1)" office:value-type="float" office:value="1" calcext:value-type="float">
            <text:p>1</text:p>
          </table:table-cell>
          <table:table-cell table:number-columns-repeated="2"/>
          <table:table-cell table:formula="of:=IF([.K10]&lt;[.AA10];0;1)" office:value-type="float" office:value="0" calcext:value-type="float">
            <text:p>0</text:p>
          </table:table-cell>
          <table:table-cell table:formula="of:=IF([.K10]&lt;[.S1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78782" calcext:value-type="float">
            <text:p>78782</text:p>
          </table:table-cell>
          <table:table-cell table:formula="of:=IF([.K10]&lt;[.W10];0;1)" office:value-type="float" office:value="1" calcext:value-type="float">
            <text:p>1</text:p>
          </table:table-cell>
          <table:table-cell table:formula="of:=IF([.S10]&lt;[.AA10]; 0;1)" office:value-type="float" office:value="1" calcext:value-type="float">
            <text:p>1</text:p>
          </table:table-cell>
          <table:table-cell table:number-columns-repeated="2"/>
          <table:table-cell table:formula="of:=IF([.K10]&lt;[.AA10];0;1)" office:value-type="float" office:value="0" calcext:value-type="float">
            <text:p>0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65578" calcext:value-type="float">
            <text:p>6557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30768" calcext:value-type="float">
            <text:p>30768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35254" calcext:value-type="float">
            <text:p>35254</text:p>
          </table:table-cell>
          <table:table-cell table:formula="of:=MIN([.O11];[.S11];[.W11];[.A11];[.AA11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65114" calcext:value-type="float">
            <text:p>65114</text:p>
          </table:table-cell>
          <table:table-cell table:formula="of:=IF([.K11]&lt;[.O11];0;1)" office:value-type="float" office:value="1" calcext:value-type="float">
            <text:p>1</text:p>
          </table:table-cell>
          <table:table-cell table:number-columns-repeated="2"/>
          <table:table-cell table:formula="of:=IF([.K11]&lt;[.AA11];0;1)" office:value-type="float" office:value="1" calcext:value-type="float">
            <text:p>1</text:p>
          </table:table-cell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76264" calcext:value-type="float">
            <text:p>76264</text:p>
          </table:table-cell>
          <table:table-cell table:formula="of:=IF([.K11]&lt;[.W11];0;1)" office:value-type="float" office:value="1" calcext:value-type="float">
            <text:p>1</text:p>
          </table:table-cell>
          <table:table-cell table:formula="of:=IF([.S11]&lt;[.AA11]; 0;1)" office:value-type="float" office:value="1" calcext:value-type="float">
            <text:p>1</text:p>
          </table:table-cell>
          <table:table-cell/>
          <table:table-cell table:style-name="ce4"/>
          <table:table-cell table:formula="of:=IF([.K11]&lt;[.AA1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29844" calcext:value-type="float">
            <text:p>2984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;[.A12];[.AA12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0" calcext:value-type="float">
            <text:p>0</text:p>
          </table:table-cell>
          <table:table-cell table:number-columns-repeated="2"/>
          <table:table-cell table:formula="of:=IF([.K12]&lt;[.AA12];0;1)" office:value-type="float" office:value="1" calcext:value-type="float">
            <text:p>1</text:p>
          </table:table-cell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 table:formula="of:=IF([.S12]&lt;[.AA12]; 0;1)" office:value-type="float" office:value="1" calcext:value-type="float">
            <text:p>1</text:p>
          </table:table-cell>
          <table:table-cell table:number-columns-repeated="2"/>
          <table:table-cell table:formula="of:=IF([.K12]&lt;[.AA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29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32:41 +0430 2018</text:p>
          </table:table-cell>
          <table:table-cell table:number-columns-repeated="2"/>
          <table:table-cell table:formula="of:=MIN([.O13];[.S13];[.W13];[.A13];[.AA13])" office:value-type="float" office:value="1" calcext:value-type="float">
            <text:p>1</text:p>
          </table:table-cell>
          <table:table-cell office:value-type="string" calcext:value-type="string">
            <text:p>Time: Sun Jun <text:s/>3 06:34:17 +0430 2018</text:p>
          </table:table-cell>
          <table:table-cell table:number-columns-repeated="2"/>
          <table:table-cell table:formula="of:=IF([.K13]&lt;[.O13];0;1)" office:value-type="float" office:value="0" calcext:value-type="float">
            <text:p>0</text:p>
          </table:table-cell>
          <table:table-cell table:number-columns-repeated="2"/>
          <table:table-cell table:formula="of:=IF([.K13]&lt;[.AA13];0;1)" office:value-type="float" office:value="1" calcext:value-type="float">
            <text:p>1</text:p>
          </table:table-cell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35:53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 table:formula="of:=IF([.S13]&lt;[.AA13]; 0;1)" office:value-type="float" office:value="1" calcext:value-type="float">
            <text:p>1</text:p>
          </table:table-cell>
          <table:table-cell table:number-columns-repeated="2"/>
          <table:table-cell table:formula="of:=IF([.K13]&lt;[.AA13];0;1)" office:value-type="float" office:value="1" calcext:value-type="float">
            <text:p>1</text:p>
          </table:table-cell>
          <table:table-cell office:value-type="string" calcext:value-type="string">
            <text:p>Time: Sun Jun <text:s/>3 06:36:41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;[.A14];[.AA14]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0" calcext:value-type="float">
            <text:p>0</text:p>
          </table:table-cell>
          <table:table-cell table:number-columns-repeated="2"/>
          <table:table-cell table:formula="of:=IF([.K14]&lt;[.AA14];0;1)" office:value-type="float" office:value="1" calcext:value-type="float">
            <text:p>1</text:p>
          </table:table-cell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 table:formula="of:=IF([.S14]&lt;[.AA14]; 0;1)" office:value-type="float" office:value="1" calcext:value-type="float">
            <text:p>1</text:p>
          </table:table-cell>
          <table:table-cell table:number-columns-repeated="2"/>
          <table:table-cell table:formula="of:=IF([.K14]&lt;[.AA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15];[.S15];[.W15];[.A15];[.AA15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O15];0;1)" office:value-type="float" office:value="0" calcext:value-type="float">
            <text:p>0</text:p>
          </table:table-cell>
          <table:table-cell table:number-columns-repeated="2"/>
          <table:table-cell table:formula="of:=IF([.K15]&lt;[.AA15];0;1)" office:value-type="float" office:value="1" calcext:value-type="float">
            <text:p>1</text:p>
          </table:table-cell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 table:formula="of:=IF([.S15]&lt;[.AA15]; 0;1)" office:value-type="float" office:value="1" calcext:value-type="float">
            <text:p>1</text:p>
          </table:table-cell>
          <table:table-cell table:number-columns-repeated="2"/>
          <table:table-cell table:formula="of:=IF([.K15]&lt;[.AA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;[.A16];[.AA16]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0" calcext:value-type="float">
            <text:p>0</text:p>
          </table:table-cell>
          <table:table-cell table:number-columns-repeated="2"/>
          <table:table-cell table:formula="of:=IF([.K16]&lt;[.AA16];0;1)" office:value-type="float" office:value="1" calcext:value-type="float">
            <text:p>1</text:p>
          </table:table-cell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 table:formula="of:=IF([.S16]&lt;[.AA16]; 0;1)" office:value-type="float" office:value="1" calcext:value-type="float">
            <text:p>1</text:p>
          </table:table-cell>
          <table:table-cell table:number-columns-repeated="2"/>
          <table:table-cell table:formula="of:=IF([.K16]&lt;[.AA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78176" calcext:value-type="float">
            <text:p>7817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78386" calcext:value-type="float">
            <text:p>78386</text:p>
          </table:table-cell>
          <table:table-cell table:formula="of:=MIN([.O17];[.S17];[.W17];[.A17];[.AA17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155964" calcext:value-type="float">
            <text:p>155964</text:p>
          </table:table-cell>
          <table:table-cell table:formula="of:=IF([.K17]&lt;[.O17];0;1)" office:value-type="float" office:value="1" calcext:value-type="float">
            <text:p>1</text:p>
          </table:table-cell>
          <table:table-cell table:number-columns-repeated="2"/>
          <table:table-cell table:formula="of:=IF([.K17]&lt;[.AA17];0;1)" office:value-type="float" office:value="1" calcext:value-type="float">
            <text:p>1</text:p>
          </table:table-cell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170476" calcext:value-type="float">
            <text:p>170476</text:p>
          </table:table-cell>
          <table:table-cell table:formula="of:=IF([.K17]&lt;[.W17];0;1)" office:value-type="float" office:value="1" calcext:value-type="float">
            <text:p>1</text:p>
          </table:table-cell>
          <table:table-cell table:formula="of:=IF([.S17]&lt;[.AA17]; 0;1)" office:value-type="float" office:value="1" calcext:value-type="float">
            <text:p>1</text:p>
          </table:table-cell>
          <table:table-cell table:number-columns-repeated="2"/>
          <table:table-cell table:formula="of:=IF([.K17]&lt;[.AA1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69760" calcext:value-type="float">
            <text:p>69760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15478" calcext:value-type="float">
            <text:p>15478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78376" calcext:value-type="float">
            <text:p>78376</text:p>
          </table:table-cell>
          <table:table-cell table:formula="of:=MIN([.O18];[.S18];[.W18];[.A18];[.AA18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93582" calcext:value-type="float">
            <text:p>93582</text:p>
          </table:table-cell>
          <table:table-cell table:formula="of:=IF([.K18]&lt;[.O18];0;1)" office:value-type="float" office:value="1" calcext:value-type="float">
            <text:p>1</text:p>
          </table:table-cell>
          <table:table-cell table:number-columns-repeated="2"/>
          <table:table-cell table:formula="of:=IF([.K18]&lt;[.AA18];0;1)" office:value-type="float" office:value="1" calcext:value-type="float">
            <text:p>1</text:p>
          </table:table-cell>
          <table:table-cell table:formula="of:=IF([.K18]&lt;[.S1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168818" calcext:value-type="float">
            <text:p>168818</text:p>
          </table:table-cell>
          <table:table-cell table:formula="of:=IF([.K18]&lt;[.W18];0;1)" office:value-type="float" office:value="1" calcext:value-type="float">
            <text:p>1</text:p>
          </table:table-cell>
          <table:table-cell table:formula="of:=IF([.S18]&lt;[.AA18]; 0;1)" office:value-type="float" office:value="1" calcext:value-type="float">
            <text:p>1</text:p>
          </table:table-cell>
          <table:table-cell/>
          <table:table-cell table:style-name="ce3"/>
          <table:table-cell table:formula="of:=IF([.K18]&lt;[.AA1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1690" calcext:value-type="float">
            <text:p>2169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;[.A19];[.AA19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0" calcext:value-type="float">
            <text:p>0</text:p>
          </table:table-cell>
          <table:table-cell table:number-columns-repeated="2"/>
          <table:table-cell table:formula="of:=IF([.K19]&lt;[.AA19];0;1)" office:value-type="float" office:value="1" calcext:value-type="float">
            <text:p>1</text:p>
          </table:table-cell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 table:formula="of:=IF([.S19]&lt;[.AA19]; 0;1)" office:value-type="float" office:value="1" calcext:value-type="float">
            <text:p>1</text:p>
          </table:table-cell>
          <table:table-cell/>
          <table:table-cell table:style-name="ce3"/>
          <table:table-cell table:formula="of:=IF([.K19]&lt;[.AA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45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32:57 +0430 2018</text:p>
          </table:table-cell>
          <table:table-cell table:number-columns-repeated="2"/>
          <table:table-cell table:formula="of:=MIN([.O20];[.S20];[.W20];[.A20];[.AA20])" office:value-type="float" office:value="1" calcext:value-type="float">
            <text:p>1</text:p>
          </table:table-cell>
          <table:table-cell office:value-type="string" calcext:value-type="string">
            <text:p>Time: Sun Jun <text:s/>3 06:34:33 +0430 2018</text:p>
          </table:table-cell>
          <table:table-cell table:number-columns-repeated="2"/>
          <table:table-cell table:formula="of:=IF([.K20]&lt;[.O20];0;1)" office:value-type="float" office:value="0" calcext:value-type="float">
            <text:p>0</text:p>
          </table:table-cell>
          <table:table-cell table:number-columns-repeated="2"/>
          <table:table-cell table:formula="of:=IF([.K20]&lt;[.AA20];0;1)" office:value-type="float" office:value="1" calcext:value-type="float">
            <text:p>1</text:p>
          </table:table-cell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36:09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 table:formula="of:=IF([.S20]&lt;[.AA20]; 0;1)" office:value-type="float" office:value="1" calcext:value-type="float">
            <text:p>1</text:p>
          </table:table-cell>
          <table:table-cell/>
          <table:table-cell table:style-name="ce3"/>
          <table:table-cell table:formula="of:=IF([.K20]&lt;[.AA20];0;1)" office:value-type="float" office:value="1" calcext:value-type="float">
            <text:p>1</text:p>
          </table:table-cell>
          <table:table-cell office:value-type="string" calcext:value-type="string">
            <text:p>Time: Sun Jun <text:s/>3 06:36:5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;[.A21];[.AA21]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0" calcext:value-type="float">
            <text:p>0</text:p>
          </table:table-cell>
          <table:table-cell table:number-columns-repeated="2"/>
          <table:table-cell table:formula="of:=IF([.K21]&lt;[.AA21];0;1)" office:value-type="float" office:value="1" calcext:value-type="float">
            <text:p>1</text:p>
          </table:table-cell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 table:formula="of:=IF([.S21]&lt;[.AA21]; 0;1)" office:value-type="float" office:value="1" calcext:value-type="float">
            <text:p>1</text:p>
          </table:table-cell>
          <table:table-cell/>
          <table:table-cell table:style-name="ce3"/>
          <table:table-cell table:formula="of:=IF([.K21]&lt;[.AA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22];[.S22];[.W22];[.A22];[.AA22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O22];0;1)" office:value-type="float" office:value="0" calcext:value-type="float">
            <text:p>0</text:p>
          </table:table-cell>
          <table:table-cell table:number-columns-repeated="2"/>
          <table:table-cell table:formula="of:=IF([.K22]&lt;[.AA22];0;1)" office:value-type="float" office:value="1" calcext:value-type="float">
            <text:p>1</text:p>
          </table:table-cell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 table:formula="of:=IF([.S22]&lt;[.AA22]; 0;1)" office:value-type="float" office:value="1" calcext:value-type="float">
            <text:p>1</text:p>
          </table:table-cell>
          <table:table-cell/>
          <table:table-cell table:style-name="ce3"/>
          <table:table-cell table:formula="of:=IF([.K22]&lt;[.AA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;[.A23];[.AA23]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0" calcext:value-type="float">
            <text:p>0</text:p>
          </table:table-cell>
          <table:table-cell table:number-columns-repeated="2"/>
          <table:table-cell table:formula="of:=IF([.K23]&lt;[.AA23];0;1)" office:value-type="float" office:value="1" calcext:value-type="float">
            <text:p>1</text:p>
          </table:table-cell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 table:formula="of:=IF([.S23]&lt;[.AA23]; 0;1)" office:value-type="float" office:value="1" calcext:value-type="float">
            <text:p>1</text:p>
          </table:table-cell>
          <table:table-cell/>
          <table:table-cell table:style-name="ce3"/>
          <table:table-cell table:formula="of:=IF([.K23]&lt;[.AA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25180" calcext:value-type="float">
            <text:p>25180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28262" calcext:value-type="float">
            <text:p>28262</text:p>
          </table:table-cell>
          <table:table-cell table:formula="of:=MIN([.O24];[.S24];[.W24];[.A24];[.AA24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55088" calcext:value-type="float">
            <text:p>55088</text:p>
          </table:table-cell>
          <table:table-cell table:formula="of:=IF([.K24]&lt;[.O24];0;1)" office:value-type="float" office:value="1" calcext:value-type="float">
            <text:p>1</text:p>
          </table:table-cell>
          <table:table-cell table:number-columns-repeated="2"/>
          <table:table-cell table:formula="of:=IF([.K24]&lt;[.AA24];0;1)" office:value-type="float" office:value="1" calcext:value-type="float">
            <text:p>1</text:p>
          </table:table-cell>
          <table:table-cell table:formula="of:=IF([.K24]&lt;[.S24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68258" calcext:value-type="float">
            <text:p>68258</text:p>
          </table:table-cell>
          <table:table-cell table:formula="of:=IF([.K24]&lt;[.W24];0;1)" office:value-type="float" office:value="1" calcext:value-type="float">
            <text:p>1</text:p>
          </table:table-cell>
          <table:table-cell table:formula="of:=IF([.S24]&lt;[.AA24]; 0;1)" office:value-type="float" office:value="1" calcext:value-type="float">
            <text:p>1</text:p>
          </table:table-cell>
          <table:table-cell/>
          <table:table-cell table:style-name="ce3"/>
          <table:table-cell table:formula="of:=IF([.K24]&lt;[.AA24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48896" calcext:value-type="float">
            <text:p>4889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25410" calcext:value-type="float">
            <text:p>25410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28032" calcext:value-type="float">
            <text:p>28032</text:p>
          </table:table-cell>
          <table:table-cell table:formula="of:=MIN([.O25];[.S25];[.W25];[.A25];[.AA25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54814" calcext:value-type="float">
            <text:p>54814</text:p>
          </table:table-cell>
          <table:table-cell table:formula="of:=IF([.K25]&lt;[.O25];0;1)" office:value-type="float" office:value="1" calcext:value-type="float">
            <text:p>1</text:p>
          </table:table-cell>
          <table:table-cell table:number-columns-repeated="2"/>
          <table:table-cell table:formula="of:=IF([.K25]&lt;[.AA25];0;1)" office:value-type="float" office:value="1" calcext:value-type="float">
            <text:p>1</text:p>
          </table:table-cell>
          <table:table-cell table:formula="of:=IF([.K25]&lt;[.S25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69358" calcext:value-type="float">
            <text:p>69358</text:p>
          </table:table-cell>
          <table:table-cell table:formula="of:=IF([.K25]&lt;[.W25];0;1)" office:value-type="float" office:value="1" calcext:value-type="float">
            <text:p>1</text:p>
          </table:table-cell>
          <table:table-cell table:formula="of:=IF([.S25]&lt;[.AA25]; 0;1)" office:value-type="float" office:value="1" calcext:value-type="float">
            <text:p>1</text:p>
          </table:table-cell>
          <table:table-cell/>
          <table:table-cell table:style-name="ce4"/>
          <table:table-cell table:formula="of:=IF([.K25]&lt;[.AA25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54232" calcext:value-type="float">
            <text:p>5423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;[.A26];[.AA26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0" calcext:value-type="float">
            <text:p>0</text:p>
          </table:table-cell>
          <table:table-cell table:number-columns-repeated="2"/>
          <table:table-cell table:formula="of:=IF([.K26]&lt;[.AA26];0;1)" office:value-type="float" office:value="1" calcext:value-type="float">
            <text:p>1</text:p>
          </table:table-cell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 table:formula="of:=IF([.S26]&lt;[.AA26]; 0;1)" office:value-type="float" office:value="1" calcext:value-type="float">
            <text:p>1</text:p>
          </table:table-cell>
          <table:table-cell/>
          <table:table-cell table:style-name="ce3"/>
          <table:table-cell table:formula="of:=IF([.K26]&lt;[.AA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24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47:37 +0430 2018</text:p>
          </table:table-cell>
          <table:table-cell table:number-columns-repeated="2"/>
          <table:table-cell table:formula="of:=MIN([.O27];[.S27];[.W27];[.A27];[.AA27])" office:value-type="float" office:value="1" calcext:value-type="float">
            <text:p>1</text:p>
          </table:table-cell>
          <table:table-cell office:value-type="string" calcext:value-type="string">
            <text:p>Time: Sun Jun <text:s/>3 06:49:12 +0430 2018</text:p>
          </table:table-cell>
          <table:table-cell table:number-columns-repeated="2"/>
          <table:table-cell table:formula="of:=IF([.K27]&lt;[.O27];0;1)" office:value-type="float" office:value="0" calcext:value-type="float">
            <text:p>0</text:p>
          </table:table-cell>
          <table:table-cell table:number-columns-repeated="2"/>
          <table:table-cell table:formula="of:=IF([.K27]&lt;[.AA27];0;1)" office:value-type="float" office:value="1" calcext:value-type="float">
            <text:p>1</text:p>
          </table:table-cell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50:48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 table:formula="of:=IF([.S27]&lt;[.AA27]; 0;1)" office:value-type="float" office:value="1" calcext:value-type="float">
            <text:p>1</text:p>
          </table:table-cell>
          <table:table-cell/>
          <table:table-cell table:style-name="ce3"/>
          <table:table-cell table:formula="of:=IF([.K27]&lt;[.AA27];0;1)" office:value-type="float" office:value="1" calcext:value-type="float">
            <text:p>1</text:p>
          </table:table-cell>
          <table:table-cell office:value-type="string" calcext:value-type="string">
            <text:p>Time: Sun Jun <text:s/>3 06:51:36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;[.A28];[.AA28]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0" calcext:value-type="float">
            <text:p>0</text:p>
          </table:table-cell>
          <table:table-cell table:number-columns-repeated="2"/>
          <table:table-cell table:formula="of:=IF([.K28]&lt;[.AA28];0;1)" office:value-type="float" office:value="1" calcext:value-type="float">
            <text:p>1</text:p>
          </table:table-cell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 table:formula="of:=IF([.S28]&lt;[.AA28]; 0;1)" office:value-type="float" office:value="1" calcext:value-type="float">
            <text:p>1</text:p>
          </table:table-cell>
          <table:table-cell/>
          <table:table-cell table:style-name="ce3"/>
          <table:table-cell table:formula="of:=IF([.K28]&lt;[.AA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29];[.S29];[.W29];[.A29];[.AA29]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O29];0;1)" office:value-type="float" office:value="0" calcext:value-type="float">
            <text:p>0</text:p>
          </table:table-cell>
          <table:table-cell table:number-columns-repeated="2"/>
          <table:table-cell table:formula="of:=IF([.K29]&lt;[.AA29];0;1)" office:value-type="float" office:value="1" calcext:value-type="float">
            <text:p>1</text:p>
          </table:table-cell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 table:formula="of:=IF([.S29]&lt;[.AA29]; 0;1)" office:value-type="float" office:value="1" calcext:value-type="float">
            <text:p>1</text:p>
          </table:table-cell>
          <table:table-cell/>
          <table:table-cell table:style-name="ce3"/>
          <table:table-cell table:formula="of:=IF([.K29]&lt;[.AA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;[.A30];[.AA30]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0" calcext:value-type="float">
            <text:p>0</text:p>
          </table:table-cell>
          <table:table-cell table:number-columns-repeated="2"/>
          <table:table-cell table:formula="of:=IF([.K30]&lt;[.AA30];0;1)" office:value-type="float" office:value="1" calcext:value-type="float">
            <text:p>1</text:p>
          </table:table-cell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 table:formula="of:=IF([.S30]&lt;[.AA30]; 0;1)" office:value-type="float" office:value="1" calcext:value-type="float">
            <text:p>1</text:p>
          </table:table-cell>
          <table:table-cell/>
          <table:table-cell table:style-name="ce3"/>
          <table:table-cell table:formula="of:=IF([.K30]&lt;[.AA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26982" calcext:value-type="float">
            <text:p>126982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234682" calcext:value-type="float">
            <text:p>234682</text:p>
          </table:table-cell>
          <table:table-cell table:formula="of:=MIN([.O31];[.S31];[.W31];[.A31];[.AA31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362728" calcext:value-type="float">
            <text:p>362728</text:p>
          </table:table-cell>
          <table:table-cell table:formula="of:=IF([.K31]&lt;[.O31];0;1)" office:value-type="float" office:value="1" calcext:value-type="float">
            <text:p>1</text:p>
          </table:table-cell>
          <table:table-cell table:number-columns-repeated="2"/>
          <table:table-cell table:formula="of:=IF([.K31]&lt;[.AA31];0;1)" office:value-type="float" office:value="1" calcext:value-type="float">
            <text:p>1</text:p>
          </table:table-cell>
          <table:table-cell table:formula="of:=IF([.K31]&lt;[.S3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450552" calcext:value-type="float">
            <text:p>450552</text:p>
          </table:table-cell>
          <table:table-cell table:formula="of:=IF([.K31]&lt;[.W31];0;1)" office:value-type="float" office:value="1" calcext:value-type="float">
            <text:p>1</text:p>
          </table:table-cell>
          <table:table-cell table:formula="of:=IF([.S31]&lt;[.AA31]; 0;1)" office:value-type="float" office:value="1" calcext:value-type="float">
            <text:p>1</text:p>
          </table:table-cell>
          <table:table-cell/>
          <table:table-cell table:style-name="ce3"/>
          <table:table-cell table:formula="of:=IF([.K31]&lt;[.AA3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64750" calcext:value-type="float">
            <text:p>264750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33528" calcext:value-type="float">
            <text:p>33528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1314" calcext:value-type="float">
            <text:p>151314</text:p>
          </table:table-cell>
          <table:table-cell table:formula="of:=MIN([.O32];[.S32];[.W32];[.A32];[.AA32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182836" calcext:value-type="float">
            <text:p>182836</text:p>
          </table:table-cell>
          <table:table-cell table:formula="of:=IF([.K32]&lt;[.O32];0;1)" office:value-type="float" office:value="1" calcext:value-type="float">
            <text:p>1</text:p>
          </table:table-cell>
          <table:table-cell table:number-columns-repeated="2"/>
          <table:table-cell table:formula="of:=IF([.K32]&lt;[.AA32];0;1)" office:value-type="float" office:value="1" calcext:value-type="float">
            <text:p>1</text:p>
          </table:table-cell>
          <table:table-cell table:formula="of:=IF([.K32]&lt;[.S32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33892" calcext:value-type="float">
            <text:p>333892</text:p>
          </table:table-cell>
          <table:table-cell table:formula="of:=IF([.K32]&lt;[.W32];0;1)" office:value-type="float" office:value="1" calcext:value-type="float">
            <text:p>1</text:p>
          </table:table-cell>
          <table:table-cell table:formula="of:=IF([.S32]&lt;[.AA32]; 0;1)" office:value-type="float" office:value="1" calcext:value-type="float">
            <text:p>1</text:p>
          </table:table-cell>
          <table:table-cell/>
          <table:table-cell table:style-name="ce4"/>
          <table:table-cell table:formula="of:=IF([.K32]&lt;[.AA32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120830" calcext:value-type="float">
            <text:p>12083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;[.A33];[.AA33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0" calcext:value-type="float">
            <text:p>0</text:p>
          </table:table-cell>
          <table:table-cell table:number-columns-repeated="2"/>
          <table:table-cell table:formula="of:=IF([.K33]&lt;[.AA33];0;1)" office:value-type="float" office:value="1" calcext:value-type="float">
            <text:p>1</text:p>
          </table:table-cell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 table:formula="of:=IF([.S33]&lt;[.AA33]; 0;1)" office:value-type="float" office:value="1" calcext:value-type="float">
            <text:p>1</text:p>
          </table:table-cell>
          <table:table-cell/>
          <table:table-cell table:style-name="ce3"/>
          <table:table-cell table:formula="of:=IF([.K33]&lt;[.AA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40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47:52 +0430 2018</text:p>
          </table:table-cell>
          <table:table-cell table:number-columns-repeated="2"/>
          <table:table-cell table:formula="of:=MIN([.O34];[.S34];[.W34];[.A34];[.AA34])" office:value-type="float" office:value="1" calcext:value-type="float">
            <text:p>1</text:p>
          </table:table-cell>
          <table:table-cell office:value-type="string" calcext:value-type="string">
            <text:p>Time: Sun Jun <text:s/>3 06:49:28 +0430 2018</text:p>
          </table:table-cell>
          <table:table-cell table:number-columns-repeated="2"/>
          <table:table-cell table:formula="of:=IF([.K34]&lt;[.O34];0;1)" office:value-type="float" office:value="0" calcext:value-type="float">
            <text:p>0</text:p>
          </table:table-cell>
          <table:table-cell table:number-columns-repeated="2"/>
          <table:table-cell table:formula="of:=IF([.K34]&lt;[.AA34];0;1)" office:value-type="float" office:value="1" calcext:value-type="float">
            <text:p>1</text:p>
          </table:table-cell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51:04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 table:formula="of:=IF([.S34]&lt;[.AA34]; 0;1)" office:value-type="float" office:value="1" calcext:value-type="float">
            <text:p>1</text:p>
          </table:table-cell>
          <table:table-cell/>
          <table:table-cell table:style-name="ce3"/>
          <table:table-cell table:formula="of:=IF([.K34]&lt;[.AA34];0;1)" office:value-type="float" office:value="1" calcext:value-type="float">
            <text:p>1</text:p>
          </table:table-cell>
          <table:table-cell office:value-type="string" calcext:value-type="string">
            <text:p>Time: Sun Jun <text:s/>3 06:51:5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;[.A35];[.AA35]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0" calcext:value-type="float">
            <text:p>0</text:p>
          </table:table-cell>
          <table:table-cell table:number-columns-repeated="2"/>
          <table:table-cell table:formula="of:=IF([.K35]&lt;[.AA35];0;1)" office:value-type="float" office:value="1" calcext:value-type="float">
            <text:p>1</text:p>
          </table:table-cell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 table:formula="of:=IF([.S35]&lt;[.AA35]; 0;1)" office:value-type="float" office:value="1" calcext:value-type="float">
            <text:p>1</text:p>
          </table:table-cell>
          <table:table-cell/>
          <table:table-cell table:style-name="ce3"/>
          <table:table-cell table:formula="of:=IF([.K35]&lt;[.AA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36];[.S36];[.W36];[.A36];[.AA36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O36];0;1)" office:value-type="float" office:value="0" calcext:value-type="float">
            <text:p>0</text:p>
          </table:table-cell>
          <table:table-cell table:number-columns-repeated="2"/>
          <table:table-cell table:formula="of:=IF([.K36]&lt;[.AA36];0;1)" office:value-type="float" office:value="1" calcext:value-type="float">
            <text:p>1</text:p>
          </table:table-cell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 table:formula="of:=IF([.S36]&lt;[.AA36]; 0;1)" office:value-type="float" office:value="1" calcext:value-type="float">
            <text:p>1</text:p>
          </table:table-cell>
          <table:table-cell/>
          <table:table-cell table:style-name="ce3"/>
          <table:table-cell table:formula="of:=IF([.K36]&lt;[.AA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;[.A37];[.AA37]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0" calcext:value-type="float">
            <text:p>0</text:p>
          </table:table-cell>
          <table:table-cell table:number-columns-repeated="2"/>
          <table:table-cell table:formula="of:=IF([.K37]&lt;[.AA37];0;1)" office:value-type="float" office:value="1" calcext:value-type="float">
            <text:p>1</text:p>
          </table:table-cell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 table:formula="of:=IF([.S37]&lt;[.AA37]; 0;1)" office:value-type="float" office:value="1" calcext:value-type="float">
            <text:p>1</text:p>
          </table:table-cell>
          <table:table-cell/>
          <table:table-cell table:style-name="ce3"/>
          <table:table-cell table:formula="of:=IF([.K37]&lt;[.AA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326842" calcext:value-type="float">
            <text:p>326842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333232" calcext:value-type="float">
            <text:p>333232</text:p>
          </table:table-cell>
          <table:table-cell table:formula="of:=MIN([.O38];[.S38];[.W38];[.A38];[.AA38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654428" calcext:value-type="float">
            <text:p>654428</text:p>
          </table:table-cell>
          <table:table-cell table:formula="of:=IF([.K38]&lt;[.O38];0;1)" office:value-type="float" office:value="1" calcext:value-type="float">
            <text:p>1</text:p>
          </table:table-cell>
          <table:table-cell table:number-columns-repeated="2"/>
          <table:table-cell table:formula="of:=IF([.K38]&lt;[.AA38];0;1)" office:value-type="float" office:value="1" calcext:value-type="float">
            <text:p>1</text:p>
          </table:table-cell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715092" calcext:value-type="float">
            <text:p>715092</text:p>
          </table:table-cell>
          <table:table-cell table:formula="of:=IF([.K38]&lt;[.W38];0;1)" office:value-type="float" office:value="1" calcext:value-type="float">
            <text:p>1</text:p>
          </table:table-cell>
          <table:table-cell table:formula="of:=IF([.S38]&lt;[.AA38]; 0;1)" office:value-type="float" office:value="1" calcext:value-type="float">
            <text:p>1</text:p>
          </table:table-cell>
          <table:table-cell/>
          <table:table-cell table:style-name="ce3"/>
          <table:table-cell table:formula="of:=IF([.K38]&lt;[.AA3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85746" calcext:value-type="float">
            <text:p>28574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63620" calcext:value-type="float">
            <text:p>63620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333360" calcext:value-type="float">
            <text:p>333360</text:p>
          </table:table-cell>
          <table:table-cell table:formula="of:=MIN([.O39];[.S39];[.W39];[.A39];[.AA39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396988" calcext:value-type="float">
            <text:p>396988</text:p>
          </table:table-cell>
          <table:table-cell table:formula="of:=IF([.K39]&lt;[.O39];0;1)" office:value-type="float" office:value="1" calcext:value-type="float">
            <text:p>1</text:p>
          </table:table-cell>
          <table:table-cell table:number-columns-repeated="2"/>
          <table:table-cell table:formula="of:=IF([.K39]&lt;[.AA39];0;1)" office:value-type="float" office:value="1" calcext:value-type="float">
            <text:p>1</text:p>
          </table:table-cell>
          <table:table-cell table:formula="of:=IF([.K39]&lt;[.S39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704442" calcext:value-type="float">
            <text:p>704442</text:p>
          </table:table-cell>
          <table:table-cell table:formula="of:=IF([.K39]&lt;[.W39];0;1)" office:value-type="float" office:value="1" calcext:value-type="float">
            <text:p>1</text:p>
          </table:table-cell>
          <table:table-cell table:formula="of:=IF([.S39]&lt;[.AA39]; 0;1)" office:value-type="float" office:value="1" calcext:value-type="float">
            <text:p>1</text:p>
          </table:table-cell>
          <table:table-cell/>
          <table:table-cell table:style-name="ce3"/>
          <table:table-cell table:formula="of:=IF([.K39]&lt;[.AA39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88942" calcext:value-type="float">
            <text:p>8894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;[.A40];[.AA40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0" calcext:value-type="float">
            <text:p>0</text:p>
          </table:table-cell>
          <table:table-cell table:number-columns-repeated="2"/>
          <table:table-cell table:formula="of:=IF([.K40]&lt;[.AA40];0;1)" office:value-type="float" office:value="1" calcext:value-type="float">
            <text:p>1</text:p>
          </table:table-cell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 table:formula="of:=IF([.S40]&lt;[.AA40]; 0;1)" office:value-type="float" office:value="1" calcext:value-type="float">
            <text:p>1</text:p>
          </table:table-cell>
          <table:table-cell/>
          <table:table-cell table:style-name="ce3"/>
          <table:table-cell table:formula="of:=IF([.K40]&lt;[.AA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56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48:08 +0430 2018</text:p>
          </table:table-cell>
          <table:table-cell table:number-columns-repeated="2"/>
          <table:table-cell table:formula="of:=MIN([.O41];[.S41];[.W41];[.A41];[.AA41])" office:value-type="float" office:value="1" calcext:value-type="float">
            <text:p>1</text:p>
          </table:table-cell>
          <table:table-cell office:value-type="string" calcext:value-type="string">
            <text:p>Time: Sun Jun <text:s/>3 06:49:44 +0430 2018</text:p>
          </table:table-cell>
          <table:table-cell table:number-columns-repeated="2"/>
          <table:table-cell table:formula="of:=IF([.K41]&lt;[.O41];0;1)" office:value-type="float" office:value="0" calcext:value-type="float">
            <text:p>0</text:p>
          </table:table-cell>
          <table:table-cell table:number-columns-repeated="2"/>
          <table:table-cell table:formula="of:=IF([.K41]&lt;[.AA41];0;1)" office:value-type="float" office:value="1" calcext:value-type="float">
            <text:p>1</text:p>
          </table:table-cell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51:20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 table:formula="of:=IF([.S41]&lt;[.AA41]; 0;1)" office:value-type="float" office:value="1" calcext:value-type="float">
            <text:p>1</text:p>
          </table:table-cell>
          <table:table-cell/>
          <table:table-cell table:style-name="ce3"/>
          <table:table-cell table:formula="of:=IF([.K41]&lt;[.AA41];0;1)" office:value-type="float" office:value="1" calcext:value-type="float">
            <text:p>1</text:p>
          </table:table-cell>
          <table:table-cell office:value-type="string" calcext:value-type="string">
            <text:p>Time: Sun Jun <text:s/>3 06:52:08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;[.A42];[.AA42]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0" calcext:value-type="float">
            <text:p>0</text:p>
          </table:table-cell>
          <table:table-cell table:number-columns-repeated="2"/>
          <table:table-cell table:formula="of:=IF([.K42]&lt;[.AA42];0;1)" office:value-type="float" office:value="1" calcext:value-type="float">
            <text:p>1</text:p>
          </table:table-cell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 table:formula="of:=IF([.S42]&lt;[.AA42]; 0;1)" office:value-type="float" office:value="1" calcext:value-type="float">
            <text:p>1</text:p>
          </table:table-cell>
          <table:table-cell/>
          <table:table-cell table:style-name="ce3"/>
          <table:table-cell table:formula="of:=IF([.K42]&lt;[.AA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43];[.S43];[.W43];[.A43];[.AA43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O43];0;1)" office:value-type="float" office:value="0" calcext:value-type="float">
            <text:p>0</text:p>
          </table:table-cell>
          <table:table-cell table:number-columns-repeated="2"/>
          <table:table-cell table:formula="of:=IF([.K43]&lt;[.AA43];0;1)" office:value-type="float" office:value="1" calcext:value-type="float">
            <text:p>1</text:p>
          </table:table-cell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 table:formula="of:=IF([.S43]&lt;[.AA43]; 0;1)" office:value-type="float" office:value="1" calcext:value-type="float">
            <text:p>1</text:p>
          </table:table-cell>
          <table:table-cell/>
          <table:table-cell table:style-name="ce3"/>
          <table:table-cell table:formula="of:=IF([.K43]&lt;[.AA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;[.A44];[.AA44]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0" calcext:value-type="float">
            <text:p>0</text:p>
          </table:table-cell>
          <table:table-cell table:number-columns-repeated="2"/>
          <table:table-cell table:formula="of:=IF([.K44]&lt;[.AA44];0;1)" office:value-type="float" office:value="1" calcext:value-type="float">
            <text:p>1</text:p>
          </table:table-cell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 table:formula="of:=IF([.S44]&lt;[.AA44]; 0;1)" office:value-type="float" office:value="1" calcext:value-type="float">
            <text:p>1</text:p>
          </table:table-cell>
          <table:table-cell/>
          <table:table-cell table:style-name="ce3"/>
          <table:table-cell table:formula="of:=IF([.K44]&lt;[.AA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02174" calcext:value-type="float">
            <text:p>102174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2418" calcext:value-type="float">
            <text:p>152418</text:p>
          </table:table-cell>
          <table:table-cell table:formula="of:=MIN([.O45];[.S45];[.W45];[.A45];[.AA45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264026" calcext:value-type="float">
            <text:p>264026</text:p>
          </table:table-cell>
          <table:table-cell table:formula="of:=IF([.K45]&lt;[.O45];0;1)" office:value-type="float" office:value="1" calcext:value-type="float">
            <text:p>1</text:p>
          </table:table-cell>
          <table:table-cell table:number-columns-repeated="2"/>
          <table:table-cell table:formula="of:=IF([.K45]&lt;[.AA45];0;1)" office:value-type="float" office:value="1" calcext:value-type="float">
            <text:p>1</text:p>
          </table:table-cell>
          <table:table-cell table:formula="of:=IF([.K45]&lt;[.S45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61610" calcext:value-type="float">
            <text:p>361610</text:p>
          </table:table-cell>
          <table:table-cell table:formula="of:=IF([.K45]&lt;[.W45];0;1)" office:value-type="float" office:value="1" calcext:value-type="float">
            <text:p>1</text:p>
          </table:table-cell>
          <table:table-cell table:formula="of:=IF([.S45]&lt;[.AA45]; 0;1)" office:value-type="float" office:value="1" calcext:value-type="float">
            <text:p>1</text:p>
          </table:table-cell>
          <table:table-cell/>
          <table:table-cell table:style-name="ce3"/>
          <table:table-cell table:formula="of:=IF([.K45]&lt;[.AA45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198218" calcext:value-type="float">
            <text:p>19821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02138" calcext:value-type="float">
            <text:p>102138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8360" calcext:value-type="float">
            <text:p>158360</text:p>
          </table:table-cell>
          <table:table-cell table:formula="of:=MIN([.O46];[.S46];[.W46];[.A46];[.AA46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260538" calcext:value-type="float">
            <text:p>260538</text:p>
          </table:table-cell>
          <table:table-cell table:formula="of:=IF([.K46]&lt;[.O46];0;1)" office:value-type="float" office:value="1" calcext:value-type="float">
            <text:p>1</text:p>
          </table:table-cell>
          <table:table-cell table:number-columns-repeated="2"/>
          <table:table-cell table:formula="of:=IF([.K46]&lt;[.AA46];0;1)" office:value-type="float" office:value="1" calcext:value-type="float">
            <text:p>1</text:p>
          </table:table-cell>
          <table:table-cell table:formula="of:=IF([.K46]&lt;[.S46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9538" calcext:value-type="float">
            <text:p>359538</text:p>
          </table:table-cell>
          <table:table-cell table:formula="of:=IF([.K46]&lt;[.W46];0;1)" office:value-type="float" office:value="1" calcext:value-type="float">
            <text:p>1</text:p>
          </table:table-cell>
          <table:table-cell table:formula="of:=IF([.S46]&lt;[.AA46]; 0;1)" office:value-type="float" office:value="1" calcext:value-type="float">
            <text:p>1</text:p>
          </table:table-cell>
          <table:table-cell/>
          <table:table-cell table:style-name="ce4"/>
          <table:table-cell table:formula="of:=IF([.K46]&lt;[.AA46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18536" calcext:value-type="float">
            <text:p>21853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;[.A47];[.AA47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0" calcext:value-type="float">
            <text:p>0</text:p>
          </table:table-cell>
          <table:table-cell table:number-columns-repeated="2"/>
          <table:table-cell table:formula="of:=IF([.K47]&lt;[.AA47];0;1)" office:value-type="float" office:value="1" calcext:value-type="float">
            <text:p>1</text:p>
          </table:table-cell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 table:formula="of:=IF([.S47]&lt;[.AA47]; 0;1)" office:value-type="float" office:value="1" calcext:value-type="float">
            <text:p>1</text:p>
          </table:table-cell>
          <table:table-cell/>
          <table:table-cell table:style-name="ce3"/>
          <table:table-cell table:formula="of:=IF([.K47]&lt;[.AA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3:35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7:02:48 +0430 2018</text:p>
          </table:table-cell>
          <table:table-cell table:number-columns-repeated="2"/>
          <table:table-cell table:formula="of:=MIN([.O48];[.S48];[.W48];[.A48];[.AA48])" office:value-type="float" office:value="1" calcext:value-type="float">
            <text:p>1</text:p>
          </table:table-cell>
          <table:table-cell office:value-type="string" calcext:value-type="string">
            <text:p>Time: Sun Jun <text:s/>3 07:04:23 +0430 2018</text:p>
          </table:table-cell>
          <table:table-cell table:number-columns-repeated="2"/>
          <table:table-cell table:formula="of:=IF([.K48]&lt;[.O48];0;1)" office:value-type="float" office:value="0" calcext:value-type="float">
            <text:p>0</text:p>
          </table:table-cell>
          <table:table-cell table:number-columns-repeated="2"/>
          <table:table-cell table:formula="of:=IF([.K48]&lt;[.AA48];0;1)" office:value-type="float" office:value="1" calcext:value-type="float">
            <text:p>1</text:p>
          </table:table-cell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05:59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 table:formula="of:=IF([.S48]&lt;[.AA48]; 0;1)" office:value-type="float" office:value="1" calcext:value-type="float">
            <text:p>1</text:p>
          </table:table-cell>
          <table:table-cell/>
          <table:table-cell table:style-name="ce3"/>
          <table:table-cell table:formula="of:=IF([.K48]&lt;[.AA48];0;1)" office:value-type="float" office:value="1" calcext:value-type="float">
            <text:p>1</text:p>
          </table:table-cell>
          <table:table-cell office:value-type="string" calcext:value-type="string">
            <text:p>Time: Sun Jun <text:s/>3 07:06:4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;[.A49];[.AA49]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0" calcext:value-type="float">
            <text:p>0</text:p>
          </table:table-cell>
          <table:table-cell table:number-columns-repeated="2"/>
          <table:table-cell table:formula="of:=IF([.K49]&lt;[.AA49];0;1)" office:value-type="float" office:value="1" calcext:value-type="float">
            <text:p>1</text:p>
          </table:table-cell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 table:formula="of:=IF([.S49]&lt;[.AA49]; 0;1)" office:value-type="float" office:value="1" calcext:value-type="float">
            <text:p>1</text:p>
          </table:table-cell>
          <table:table-cell/>
          <table:table-cell table:style-name="ce3"/>
          <table:table-cell table:formula="of:=IF([.K49]&lt;[.AA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50];[.S50];[.W50];[.A50];[.AA50]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O50];0;1)" office:value-type="float" office:value="0" calcext:value-type="float">
            <text:p>0</text:p>
          </table:table-cell>
          <table:table-cell table:number-columns-repeated="2"/>
          <table:table-cell table:formula="of:=IF([.K50]&lt;[.AA50];0;1)" office:value-type="float" office:value="1" calcext:value-type="float">
            <text:p>1</text:p>
          </table:table-cell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 table:formula="of:=IF([.S50]&lt;[.AA50]; 0;1)" office:value-type="float" office:value="1" calcext:value-type="float">
            <text:p>1</text:p>
          </table:table-cell>
          <table:table-cell/>
          <table:table-cell table:style-name="ce3"/>
          <table:table-cell table:formula="of:=IF([.K50]&lt;[.AA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;[.A51];[.AA51]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0" calcext:value-type="float">
            <text:p>0</text:p>
          </table:table-cell>
          <table:table-cell table:number-columns-repeated="2"/>
          <table:table-cell table:formula="of:=IF([.K51]&lt;[.AA51];0;1)" office:value-type="float" office:value="1" calcext:value-type="float">
            <text:p>1</text:p>
          </table:table-cell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 table:formula="of:=IF([.S51]&lt;[.AA51]; 0;1)" office:value-type="float" office:value="1" calcext:value-type="float">
            <text:p>1</text:p>
          </table:table-cell>
          <table:table-cell/>
          <table:table-cell table:style-name="ce3"/>
          <table:table-cell table:formula="of:=IF([.K51]&lt;[.AA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500336" calcext:value-type="float">
            <text:p>500336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090074" calcext:value-type="float">
            <text:p>1090074</text:p>
          </table:table-cell>
          <table:table-cell table:formula="of:=MIN([.O52];[.S52];[.W52];[.A52];[.AA52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08076" calcext:value-type="float">
            <text:p>1608076</text:p>
          </table:table-cell>
          <table:table-cell table:formula="of:=IF([.K52]&lt;[.O52];0;1)" office:value-type="float" office:value="1" calcext:value-type="float">
            <text:p>1</text:p>
          </table:table-cell>
          <table:table-cell table:number-columns-repeated="2"/>
          <table:table-cell table:formula="of:=IF([.K52]&lt;[.AA52];0;1)" office:value-type="float" office:value="1" calcext:value-type="float">
            <text:p>1</text:p>
          </table:table-cell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598520" calcext:value-type="float">
            <text:p>2598520</text:p>
          </table:table-cell>
          <table:table-cell table:formula="of:=IF([.K52]&lt;[.W52];0;1)" office:value-type="float" office:value="1" calcext:value-type="float">
            <text:p>1</text:p>
          </table:table-cell>
          <table:table-cell table:formula="of:=IF([.S52]&lt;[.AA52]; 0;1)" office:value-type="float" office:value="1" calcext:value-type="float">
            <text:p>1</text:p>
          </table:table-cell>
          <table:table-cell/>
          <table:table-cell table:style-name="ce3"/>
          <table:table-cell table:formula="of:=IF([.K52]&lt;[.AA52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1058422" calcext:value-type="float">
            <text:p>105842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130226" calcext:value-type="float">
            <text:p>130226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24402" calcext:value-type="float">
            <text:p>1324402</text:p>
          </table:table-cell>
          <table:table-cell table:formula="of:=MIN([.O53];[.S53];[.W53];[.A53];[.AA53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454678" calcext:value-type="float">
            <text:p>1454678</text:p>
          </table:table-cell>
          <table:table-cell table:formula="of:=IF([.K53]&lt;[.O53];0;1)" office:value-type="float" office:value="1" calcext:value-type="float">
            <text:p>1</text:p>
          </table:table-cell>
          <table:table-cell table:number-columns-repeated="2"/>
          <table:table-cell table:formula="of:=IF([.K53]&lt;[.AA53];0;1)" office:value-type="float" office:value="1" calcext:value-type="float">
            <text:p>1</text:p>
          </table:table-cell>
          <table:table-cell table:formula="of:=IF([.K53]&lt;[.S53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757162" calcext:value-type="float">
            <text:p>2757162</text:p>
          </table:table-cell>
          <table:table-cell table:formula="of:=IF([.K53]&lt;[.W53];0;1)" office:value-type="float" office:value="1" calcext:value-type="float">
            <text:p>1</text:p>
          </table:table-cell>
          <table:table-cell table:formula="of:=IF([.S53]&lt;[.AA53]; 0;1)" office:value-type="float" office:value="1" calcext:value-type="float">
            <text:p>1</text:p>
          </table:table-cell>
          <table:table-cell/>
          <table:table-cell table:style-name="ce4"/>
          <table:table-cell table:formula="of:=IF([.K53]&lt;[.AA53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521768" calcext:value-type="float">
            <text:p>52176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;[.A54];[.AA54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0" calcext:value-type="float">
            <text:p>0</text:p>
          </table:table-cell>
          <table:table-cell table:number-columns-repeated="2"/>
          <table:table-cell table:formula="of:=IF([.K54]&lt;[.AA54];0;1)" office:value-type="float" office:value="1" calcext:value-type="float">
            <text:p>1</text:p>
          </table:table-cell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 table:formula="of:=IF([.S54]&lt;[.AA54]; 0;1)" office:value-type="float" office:value="1" calcext:value-type="float">
            <text:p>1</text:p>
          </table:table-cell>
          <table:table-cell/>
          <table:table-cell table:style-name="ce3"/>
          <table:table-cell table:formula="of:=IF([.K54]&lt;[.AA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3:51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7:03:03 +0430 2018</text:p>
          </table:table-cell>
          <table:table-cell table:number-columns-repeated="2"/>
          <table:table-cell table:formula="of:=MIN([.O55];[.S55];[.W55];[.A55];[.AA55])" office:value-type="float" office:value="1" calcext:value-type="float">
            <text:p>1</text:p>
          </table:table-cell>
          <table:table-cell office:value-type="string" calcext:value-type="string">
            <text:p>Time: Sun Jun <text:s/>3 07:04:39 +0430 2018</text:p>
          </table:table-cell>
          <table:table-cell table:number-columns-repeated="2"/>
          <table:table-cell table:formula="of:=IF([.K55]&lt;[.O55];0;1)" office:value-type="float" office:value="0" calcext:value-type="float">
            <text:p>0</text:p>
          </table:table-cell>
          <table:table-cell table:number-columns-repeated="2"/>
          <table:table-cell table:formula="of:=IF([.K55]&lt;[.AA55];0;1)" office:value-type="float" office:value="1" calcext:value-type="float">
            <text:p>1</text:p>
          </table:table-cell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06:15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 table:formula="of:=IF([.S55]&lt;[.AA55]; 0;1)" office:value-type="float" office:value="1" calcext:value-type="float">
            <text:p>1</text:p>
          </table:table-cell>
          <table:table-cell/>
          <table:table-cell table:style-name="ce3"/>
          <table:table-cell table:formula="of:=IF([.K55]&lt;[.AA55];0;1)" office:value-type="float" office:value="1" calcext:value-type="float">
            <text:p>1</text:p>
          </table:table-cell>
          <table:table-cell office:value-type="string" calcext:value-type="string">
            <text:p>Time: Sun Jun <text:s/>3 07:07:03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;[.A56];[.AA56]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0" calcext:value-type="float">
            <text:p>0</text:p>
          </table:table-cell>
          <table:table-cell table:number-columns-repeated="2"/>
          <table:table-cell table:formula="of:=IF([.K56]&lt;[.AA56];0;1)" office:value-type="float" office:value="1" calcext:value-type="float">
            <text:p>1</text:p>
          </table:table-cell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 table:formula="of:=IF([.S56]&lt;[.AA56]; 0;1)" office:value-type="float" office:value="1" calcext:value-type="float">
            <text:p>1</text:p>
          </table:table-cell>
          <table:table-cell/>
          <table:table-cell table:style-name="ce3"/>
          <table:table-cell table:formula="of:=IF([.K56]&lt;[.AA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57];[.S57];[.W57];[.A57];[.AA57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O57];0;1)" office:value-type="float" office:value="0" calcext:value-type="float">
            <text:p>0</text:p>
          </table:table-cell>
          <table:table-cell table:number-columns-repeated="2"/>
          <table:table-cell table:formula="of:=IF([.K57]&lt;[.AA57];0;1)" office:value-type="float" office:value="1" calcext:value-type="float">
            <text:p>1</text:p>
          </table:table-cell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 table:formula="of:=IF([.S57]&lt;[.AA57]; 0;1)" office:value-type="float" office:value="1" calcext:value-type="float">
            <text:p>1</text:p>
          </table:table-cell>
          <table:table-cell table:number-columns-repeated="2"/>
          <table:table-cell table:formula="of:=IF([.K57]&lt;[.AA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;[.A58];[.AA58]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0" calcext:value-type="float">
            <text:p>0</text:p>
          </table:table-cell>
          <table:table-cell table:number-columns-repeated="2"/>
          <table:table-cell table:formula="of:=IF([.K58]&lt;[.AA58];0;1)" office:value-type="float" office:value="1" calcext:value-type="float">
            <text:p>1</text:p>
          </table:table-cell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 table:formula="of:=IF([.S58]&lt;[.AA58]; 0;1)" office:value-type="float" office:value="1" calcext:value-type="float">
            <text:p>1</text:p>
          </table:table-cell>
          <table:table-cell table:number-columns-repeated="2"/>
          <table:table-cell table:formula="of:=IF([.K58]&lt;[.AA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1326126" calcext:value-type="float">
            <text:p>1326126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49540" calcext:value-type="float">
            <text:p>1349540</text:p>
          </table:table-cell>
          <table:table-cell table:formula="of:=MIN([.O59];[.S59];[.W59];[.A59];[.AA59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2660380" calcext:value-type="float">
            <text:p>2660380</text:p>
          </table:table-cell>
          <table:table-cell table:formula="of:=IF([.K59]&lt;[.O59];0;1)" office:value-type="float" office:value="1" calcext:value-type="float">
            <text:p>1</text:p>
          </table:table-cell>
          <table:table-cell table:number-columns-repeated="2"/>
          <table:table-cell table:formula="of:=IF([.K59]&lt;[.AA59];0;1)" office:value-type="float" office:value="1" calcext:value-type="float">
            <text:p>1</text:p>
          </table:table-cell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943986" calcext:value-type="float">
            <text:p>2943986</text:p>
          </table:table-cell>
          <table:table-cell table:formula="of:=IF([.K59]&lt;[.W59];0;1)" office:value-type="float" office:value="1" calcext:value-type="float">
            <text:p>1</text:p>
          </table:table-cell>
          <table:table-cell table:formula="of:=IF([.S59]&lt;[.AA59]; 0;1)" office:value-type="float" office:value="1" calcext:value-type="float">
            <text:p>1</text:p>
          </table:table-cell>
          <table:table-cell table:number-columns-repeated="2"/>
          <table:table-cell table:formula="of:=IF([.K59]&lt;[.AA59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1141738" calcext:value-type="float">
            <text:p>114173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253136" calcext:value-type="float">
            <text:p>253136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52572" calcext:value-type="float">
            <text:p>1352572</text:p>
          </table:table-cell>
          <table:table-cell table:formula="of:=MIN([.O60];[.S60];[.W60];[.A60];[.AA60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05942" calcext:value-type="float">
            <text:p>1605942</text:p>
          </table:table-cell>
          <table:table-cell table:formula="of:=IF([.K60]&lt;[.O60];0;1)" office:value-type="float" office:value="1" calcext:value-type="float">
            <text:p>1</text:p>
          </table:table-cell>
          <table:table-cell table:number-columns-repeated="2"/>
          <table:table-cell table:formula="of:=IF([.K60]&lt;[.AA60];0;1)" office:value-type="float" office:value="1" calcext:value-type="float">
            <text:p>1</text:p>
          </table:table-cell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96954" calcext:value-type="float">
            <text:p>2896954</text:p>
          </table:table-cell>
          <table:table-cell table:formula="of:=IF([.K60]&lt;[.W60];0;1)" office:value-type="float" office:value="1" calcext:value-type="float">
            <text:p>1</text:p>
          </table:table-cell>
          <table:table-cell table:formula="of:=IF([.S60]&lt;[.AA60]; 0;1)" office:value-type="float" office:value="1" calcext:value-type="float">
            <text:p>1</text:p>
          </table:table-cell>
          <table:table-cell table:number-columns-repeated="2"/>
          <table:table-cell table:formula="of:=IF([.K60]&lt;[.AA60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55694" calcext:value-type="float">
            <text:p>35569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;[.A61];[.AA61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0" calcext:value-type="float">
            <text:p>0</text:p>
          </table:table-cell>
          <table:table-cell table:number-columns-repeated="2"/>
          <table:table-cell table:formula="of:=IF([.K61]&lt;[.AA61];0;1)" office:value-type="float" office:value="1" calcext:value-type="float">
            <text:p>1</text:p>
          </table:table-cell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 table:formula="of:=IF([.S61]&lt;[.AA61]; 0;1)" office:value-type="float" office:value="1" calcext:value-type="float">
            <text:p>1</text:p>
          </table:table-cell>
          <table:table-cell table:number-columns-repeated="2"/>
          <table:table-cell table:formula="of:=IF([.K61]&lt;[.AA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4:07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7:03:19 +0430 2018</text:p>
          </table:table-cell>
          <table:table-cell table:number-columns-repeated="2"/>
          <table:table-cell table:formula="of:=MIN([.O62];[.S62];[.W62];[.A62];[.AA62])" office:value-type="float" office:value="1" calcext:value-type="float">
            <text:p>1</text:p>
          </table:table-cell>
          <table:table-cell office:value-type="string" calcext:value-type="string">
            <text:p>Time: Sun Jun <text:s/>3 07:04:55 +0430 2018</text:p>
          </table:table-cell>
          <table:table-cell table:number-columns-repeated="2"/>
          <table:table-cell table:formula="of:=IF([.K62]&lt;[.O62];0;1)" office:value-type="float" office:value="0" calcext:value-type="float">
            <text:p>0</text:p>
          </table:table-cell>
          <table:table-cell table:number-columns-repeated="2"/>
          <table:table-cell table:formula="of:=IF([.K62]&lt;[.AA62];0;1)" office:value-type="float" office:value="1" calcext:value-type="float">
            <text:p>1</text:p>
          </table:table-cell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06:31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 table:formula="of:=IF([.S62]&lt;[.AA62]; 0;1)" office:value-type="float" office:value="1" calcext:value-type="float">
            <text:p>1</text:p>
          </table:table-cell>
          <table:table-cell table:number-columns-repeated="2"/>
          <table:table-cell table:formula="of:=IF([.K62]&lt;[.AA62];0;1)" office:value-type="float" office:value="1" calcext:value-type="float">
            <text:p>1</text:p>
          </table:table-cell>
          <table:table-cell office:value-type="string" calcext:value-type="string">
            <text:p>Time: Sun Jun <text:s/>3 07:07:1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;[.A63];[.AA63]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0" calcext:value-type="float">
            <text:p>0</text:p>
          </table:table-cell>
          <table:table-cell table:number-columns-repeated="2"/>
          <table:table-cell table:formula="of:=IF([.K63]&lt;[.AA63];0;1)" office:value-type="float" office:value="1" calcext:value-type="float">
            <text:p>1</text:p>
          </table:table-cell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 table:formula="of:=IF([.S63]&lt;[.AA63]; 0;1)" office:value-type="float" office:value="1" calcext:value-type="float">
            <text:p>1</text:p>
          </table:table-cell>
          <table:table-cell table:number-columns-repeated="2"/>
          <table:table-cell table:formula="of:=IF([.K63]&lt;[.AA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64];[.S64];[.W64];[.A64];[.AA64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O64];0;1)" office:value-type="float" office:value="0" calcext:value-type="float">
            <text:p>0</text:p>
          </table:table-cell>
          <table:table-cell table:number-columns-repeated="2"/>
          <table:table-cell table:formula="of:=IF([.K64]&lt;[.AA64];0;1)" office:value-type="float" office:value="1" calcext:value-type="float">
            <text:p>1</text:p>
          </table:table-cell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 table:formula="of:=IF([.S64]&lt;[.AA64]; 0;1)" office:value-type="float" office:value="1" calcext:value-type="float">
            <text:p>1</text:p>
          </table:table-cell>
          <table:table-cell table:number-columns-repeated="2"/>
          <table:table-cell table:formula="of:=IF([.K64]&lt;[.AA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;[.A65];[.AA65]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0" calcext:value-type="float">
            <text:p>0</text:p>
          </table:table-cell>
          <table:table-cell table:number-columns-repeated="2"/>
          <table:table-cell table:formula="of:=IF([.K65]&lt;[.AA65];0;1)" office:value-type="float" office:value="1" calcext:value-type="float">
            <text:p>1</text:p>
          </table:table-cell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 table:formula="of:=IF([.S65]&lt;[.AA65]; 0;1)" office:value-type="float" office:value="1" calcext:value-type="float">
            <text:p>1</text:p>
          </table:table-cell>
          <table:table-cell table:number-columns-repeated="2"/>
          <table:table-cell table:formula="of:=IF([.K65]&lt;[.AA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404482" calcext:value-type="float">
            <text:p>404482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186638" calcext:value-type="float">
            <text:p>1186638</text:p>
          </table:table-cell>
          <table:table-cell table:formula="of:=MIN([.O66];[.S66];[.W66];[.A66];[.AA66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13630" calcext:value-type="float">
            <text:p>1613630</text:p>
          </table:table-cell>
          <table:table-cell table:formula="of:=IF([.K66]&lt;[.O66];0;1)" office:value-type="float" office:value="1" calcext:value-type="float">
            <text:p>1</text:p>
          </table:table-cell>
          <table:table-cell table:number-columns-repeated="2"/>
          <table:table-cell table:formula="of:=IF([.K66]&lt;[.AA66];0;1)" office:value-type="float" office:value="1" calcext:value-type="float">
            <text:p>1</text:p>
          </table:table-cell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641642" calcext:value-type="float">
            <text:p>2641642</text:p>
          </table:table-cell>
          <table:table-cell table:formula="of:=IF([.K66]&lt;[.W66];0;1)" office:value-type="float" office:value="1" calcext:value-type="float">
            <text:p>1</text:p>
          </table:table-cell>
          <table:table-cell table:formula="of:=IF([.S66]&lt;[.AA66]; 0;1)" office:value-type="float" office:value="1" calcext:value-type="float">
            <text:p>1</text:p>
          </table:table-cell>
          <table:table-cell table:number-columns-repeated="2"/>
          <table:table-cell table:formula="of:=IF([.K66]&lt;[.AA66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789406" calcext:value-type="float">
            <text:p>78940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404462" calcext:value-type="float">
            <text:p>404462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175988" calcext:value-type="float">
            <text:p>1175988</text:p>
          </table:table-cell>
          <table:table-cell table:formula="of:=MIN([.O67];[.S67];[.W67];[.A67];[.AA67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20612" calcext:value-type="float">
            <text:p>1620612</text:p>
          </table:table-cell>
          <table:table-cell table:formula="of:=IF([.K67]&lt;[.O67];0;1)" office:value-type="float" office:value="1" calcext:value-type="float">
            <text:p>1</text:p>
          </table:table-cell>
          <table:table-cell table:number-columns-repeated="2"/>
          <table:table-cell table:formula="of:=IF([.K67]&lt;[.AA67];0;1)" office:value-type="float" office:value="1" calcext:value-type="float">
            <text:p>1</text:p>
          </table:table-cell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685620" calcext:value-type="float">
            <text:p>2685620</text:p>
          </table:table-cell>
          <table:table-cell table:formula="of:=IF([.K67]&lt;[.W67];0;1)" office:value-type="float" office:value="1" calcext:value-type="float">
            <text:p>1</text:p>
          </table:table-cell>
          <table:table-cell table:formula="of:=IF([.S67]&lt;[.AA67]; 0;1)" office:value-type="float" office:value="1" calcext:value-type="float">
            <text:p>1</text:p>
          </table:table-cell>
          <table:table-cell/>
          <table:table-cell table:style-name="ce4"/>
          <table:table-cell table:formula="of:=IF([.K67]&lt;[.AA6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870862" calcext:value-type="float">
            <text:p>87086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;[.A68];[.AA68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0" calcext:value-type="float">
            <text:p>0</text:p>
          </table:table-cell>
          <table:table-cell table:number-columns-repeated="2"/>
          <table:table-cell table:formula="of:=IF([.K68]&lt;[.AA68];0;1)" office:value-type="float" office:value="1" calcext:value-type="float">
            <text:p>1</text:p>
          </table:table-cell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 table:formula="of:=IF([.S68]&lt;[.AA68]; 0;1)" office:value-type="float" office:value="1" calcext:value-type="float">
            <text:p>1</text:p>
          </table:table-cell>
          <table:table-cell table:number-columns-repeated="2"/>
          <table:table-cell table:formula="of:=IF([.K68]&lt;[.AA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8:47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17:59 +0430 2018</text:p>
          </table:table-cell>
          <table:table-cell table:number-columns-repeated="2"/>
          <table:table-cell table:formula="of:=MIN([.O69];[.S69];[.W69];[.A69];[.AA69])" office:value-type="float" office:value="1" calcext:value-type="float">
            <text:p>1</text:p>
          </table:table-cell>
          <table:table-cell office:value-type="string" calcext:value-type="string">
            <text:p>Time: Sun Jun <text:s/>3 07:19:35 +0430 2018</text:p>
          </table:table-cell>
          <table:table-cell table:number-columns-repeated="2"/>
          <table:table-cell table:formula="of:=IF([.K69]&lt;[.O69];0;1)" office:value-type="float" office:value="0" calcext:value-type="float">
            <text:p>0</text:p>
          </table:table-cell>
          <table:table-cell table:number-columns-repeated="2"/>
          <table:table-cell table:formula="of:=IF([.K69]&lt;[.AA69];0;1)" office:value-type="float" office:value="1" calcext:value-type="float">
            <text:p>1</text:p>
          </table:table-cell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21:11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 table:formula="of:=IF([.S69]&lt;[.AA69]; 0;1)" office:value-type="float" office:value="1" calcext:value-type="float">
            <text:p>1</text:p>
          </table:table-cell>
          <table:table-cell table:number-columns-repeated="2"/>
          <table:table-cell table:formula="of:=IF([.K69]&lt;[.AA69];0;1)" office:value-type="float" office:value="1" calcext:value-type="float">
            <text:p>1</text:p>
          </table:table-cell>
          <table:table-cell office:value-type="string" calcext:value-type="string">
            <text:p>Time: Sun Jun <text:s/>3 07:21:5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;[.A70];[.AA70]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0" calcext:value-type="float">
            <text:p>0</text:p>
          </table:table-cell>
          <table:table-cell table:number-columns-repeated="2"/>
          <table:table-cell table:formula="of:=IF([.K70]&lt;[.AA70];0;1)" office:value-type="float" office:value="1" calcext:value-type="float">
            <text:p>1</text:p>
          </table:table-cell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 table:formula="of:=IF([.S70]&lt;[.AA70]; 0;1)" office:value-type="float" office:value="1" calcext:value-type="float">
            <text:p>1</text:p>
          </table:table-cell>
          <table:table-cell table:number-columns-repeated="2"/>
          <table:table-cell table:formula="of:=IF([.K70]&lt;[.AA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71];[.S71];[.W71];[.A71];[.AA71]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O71];0;1)" office:value-type="float" office:value="0" calcext:value-type="float">
            <text:p>0</text:p>
          </table:table-cell>
          <table:table-cell table:number-columns-repeated="2"/>
          <table:table-cell table:formula="of:=IF([.K71]&lt;[.AA71];0;1)" office:value-type="float" office:value="1" calcext:value-type="float">
            <text:p>1</text:p>
          </table:table-cell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 table:formula="of:=IF([.S71]&lt;[.AA71]; 0;1)" office:value-type="float" office:value="1" calcext:value-type="float">
            <text:p>1</text:p>
          </table:table-cell>
          <table:table-cell table:number-columns-repeated="2"/>
          <table:table-cell table:formula="of:=IF([.K71]&lt;[.AA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;[.A72];[.AA72]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0" calcext:value-type="float">
            <text:p>0</text:p>
          </table:table-cell>
          <table:table-cell table:number-columns-repeated="2"/>
          <table:table-cell table:formula="of:=IF([.K72]&lt;[.AA72];0;1)" office:value-type="float" office:value="1" calcext:value-type="float">
            <text:p>1</text:p>
          </table:table-cell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 table:formula="of:=IF([.S72]&lt;[.AA72]; 0;1)" office:value-type="float" office:value="1" calcext:value-type="float">
            <text:p>1</text:p>
          </table:table-cell>
          <table:table-cell table:number-columns-repeated="2"/>
          <table:table-cell table:formula="of:=IF([.K72]&lt;[.AA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2017432" calcext:value-type="float">
            <text:p>2017432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853520" calcext:value-type="float">
            <text:p>22853520</text:p>
          </table:table-cell>
          <table:table-cell table:formula="of:=MIN([.O73];[.S73];[.W73];[.A73];[.AA73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847204" calcext:value-type="float">
            <text:p>24847204</text:p>
          </table:table-cell>
          <table:table-cell table:formula="of:=IF([.K73]&lt;[.O73];0;1)" office:value-type="float" office:value="1" calcext:value-type="float">
            <text:p>1</text:p>
          </table:table-cell>
          <table:table-cell table:number-columns-repeated="2"/>
          <table:table-cell table:formula="of:=IF([.K73]&lt;[.AA73];0;1)" office:value-type="float" office:value="1" calcext:value-type="float">
            <text:p>1</text:p>
          </table:table-cell>
          <table:table-cell table:formula="of:=IF([.K73]&lt;[.S73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140662" calcext:value-type="float">
            <text:p>47140662</text:p>
          </table:table-cell>
          <table:table-cell table:formula="of:=IF([.K73]&lt;[.W73];0;1)" office:value-type="float" office:value="1" calcext:value-type="float">
            <text:p>1</text:p>
          </table:table-cell>
          <table:table-cell table:formula="of:=IF([.S73]&lt;[.AA73]; 0;1)" office:value-type="float" office:value="1" calcext:value-type="float">
            <text:p>1</text:p>
          </table:table-cell>
          <table:table-cell table:number-columns-repeated="2"/>
          <table:table-cell table:formula="of:=IF([.K73]&lt;[.AA73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4277812" calcext:value-type="float">
            <text:p>427781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816672" calcext:value-type="float">
            <text:p>816672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3093752" calcext:value-type="float">
            <text:p>23093752</text:p>
          </table:table-cell>
          <table:table-cell table:formula="of:=MIN([.O74];[.S74];[.W74];[.A74];[.AA74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3790390" calcext:value-type="float">
            <text:p>23790390</text:p>
          </table:table-cell>
          <table:table-cell table:formula="of:=IF([.K74]&lt;[.O74];0;1)" office:value-type="float" office:value="1" calcext:value-type="float">
            <text:p>1</text:p>
          </table:table-cell>
          <table:table-cell table:number-columns-repeated="2"/>
          <table:table-cell table:formula="of:=IF([.K74]&lt;[.AA74];0;1)" office:value-type="float" office:value="1" calcext:value-type="float">
            <text:p>1</text:p>
          </table:table-cell>
          <table:table-cell table:formula="of:=IF([.K74]&lt;[.S74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598728" calcext:value-type="float">
            <text:p>47598728</text:p>
          </table:table-cell>
          <table:table-cell table:formula="of:=IF([.K74]&lt;[.W74];0;1)" office:value-type="float" office:value="1" calcext:value-type="float">
            <text:p>1</text:p>
          </table:table-cell>
          <table:table-cell table:formula="of:=IF([.S74]&lt;[.AA74]; 0;1)" office:value-type="float" office:value="1" calcext:value-type="float">
            <text:p>1</text:p>
          </table:table-cell>
          <table:table-cell table:number-columns-repeated="2"/>
          <table:table-cell table:formula="of:=IF([.K74]&lt;[.AA74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2333420" calcext:value-type="float">
            <text:p>233342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;[.A75];[.AA75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0" calcext:value-type="float">
            <text:p>0</text:p>
          </table:table-cell>
          <table:table-cell table:number-columns-repeated="2"/>
          <table:table-cell table:formula="of:=IF([.K75]&lt;[.AA75];0;1)" office:value-type="float" office:value="1" calcext:value-type="float">
            <text:p>1</text:p>
          </table:table-cell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 table:formula="of:=IF([.S75]&lt;[.AA75]; 0;1)" office:value-type="float" office:value="1" calcext:value-type="float">
            <text:p>1</text:p>
          </table:table-cell>
          <table:table-cell table:number-columns-repeated="2"/>
          <table:table-cell table:formula="of:=IF([.K75]&lt;[.AA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9:02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18:15 +0430 2018</text:p>
          </table:table-cell>
          <table:table-cell table:number-columns-repeated="2"/>
          <table:table-cell table:formula="of:=MIN([.O76];[.S76];[.W76];[.A76];[.AA76])" office:value-type="float" office:value="1" calcext:value-type="float">
            <text:p>1</text:p>
          </table:table-cell>
          <table:table-cell office:value-type="string" calcext:value-type="string">
            <text:p>Time: Sun Jun <text:s/>3 07:19:50 +0430 2018</text:p>
          </table:table-cell>
          <table:table-cell table:number-columns-repeated="2"/>
          <table:table-cell table:formula="of:=IF([.K76]&lt;[.O76];0;1)" office:value-type="float" office:value="0" calcext:value-type="float">
            <text:p>0</text:p>
          </table:table-cell>
          <table:table-cell table:number-columns-repeated="2"/>
          <table:table-cell table:formula="of:=IF([.K76]&lt;[.AA76];0;1)" office:value-type="float" office:value="1" calcext:value-type="float">
            <text:p>1</text:p>
          </table:table-cell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21:26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 table:formula="of:=IF([.S76]&lt;[.AA76]; 0;1)" office:value-type="float" office:value="1" calcext:value-type="float">
            <text:p>1</text:p>
          </table:table-cell>
          <table:table-cell table:number-columns-repeated="2"/>
          <table:table-cell table:formula="of:=IF([.K76]&lt;[.AA76];0;1)" office:value-type="float" office:value="1" calcext:value-type="float">
            <text:p>1</text:p>
          </table:table-cell>
          <table:table-cell office:value-type="string" calcext:value-type="string">
            <text:p>Time: Sun Jun <text:s/>3 07:22:14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;[.A77];[.AA77]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0" calcext:value-type="float">
            <text:p>0</text:p>
          </table:table-cell>
          <table:table-cell table:number-columns-repeated="2"/>
          <table:table-cell table:formula="of:=IF([.K77]&lt;[.AA77];0;1)" office:value-type="float" office:value="1" calcext:value-type="float">
            <text:p>1</text:p>
          </table:table-cell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 table:formula="of:=IF([.S77]&lt;[.AA77]; 0;1)" office:value-type="float" office:value="1" calcext:value-type="float">
            <text:p>1</text:p>
          </table:table-cell>
          <table:table-cell table:number-columns-repeated="2"/>
          <table:table-cell table:formula="of:=IF([.K77]&lt;[.AA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78];[.S78];[.W78];[.A78];[.AA78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O78];0;1)" office:value-type="float" office:value="0" calcext:value-type="float">
            <text:p>0</text:p>
          </table:table-cell>
          <table:table-cell table:number-columns-repeated="2"/>
          <table:table-cell table:formula="of:=IF([.K78]&lt;[.AA78];0;1)" office:value-type="float" office:value="1" calcext:value-type="float">
            <text:p>1</text:p>
          </table:table-cell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 table:formula="of:=IF([.S78]&lt;[.AA78]; 0;1)" office:value-type="float" office:value="1" calcext:value-type="float">
            <text:p>1</text:p>
          </table:table-cell>
          <table:table-cell table:number-columns-repeated="2"/>
          <table:table-cell table:formula="of:=IF([.K78]&lt;[.AA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;[.A79];[.AA79]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0" calcext:value-type="float">
            <text:p>0</text:p>
          </table:table-cell>
          <table:table-cell table:number-columns-repeated="2"/>
          <table:table-cell table:formula="of:=IF([.K79]&lt;[.AA79];0;1)" office:value-type="float" office:value="1" calcext:value-type="float">
            <text:p>1</text:p>
          </table:table-cell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 table:formula="of:=IF([.S79]&lt;[.AA79]; 0;1)" office:value-type="float" office:value="1" calcext:value-type="float">
            <text:p>1</text:p>
          </table:table-cell>
          <table:table-cell table:number-columns-repeated="2"/>
          <table:table-cell table:formula="of:=IF([.K79]&lt;[.AA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5369066" calcext:value-type="float">
            <text:p>5369066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182788" calcext:value-type="float">
            <text:p>22182788</text:p>
          </table:table-cell>
          <table:table-cell table:formula="of:=MIN([.O80];[.S80];[.W80];[.A80];[.AA80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7520360" calcext:value-type="float">
            <text:p>27520360</text:p>
          </table:table-cell>
          <table:table-cell table:formula="of:=IF([.K80]&lt;[.O80];0;1)" office:value-type="float" office:value="1" calcext:value-type="float">
            <text:p>1</text:p>
          </table:table-cell>
          <table:table-cell table:number-columns-repeated="2"/>
          <table:table-cell table:formula="of:=IF([.K80]&lt;[.AA80];0;1)" office:value-type="float" office:value="1" calcext:value-type="float">
            <text:p>1</text:p>
          </table:table-cell>
          <table:table-cell table:formula="of:=IF([.K80]&lt;[.S8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6346262" calcext:value-type="float">
            <text:p>46346262</text:p>
          </table:table-cell>
          <table:table-cell table:formula="of:=IF([.K80]&lt;[.W80];0;1)" office:value-type="float" office:value="1" calcext:value-type="float">
            <text:p>1</text:p>
          </table:table-cell>
          <table:table-cell table:formula="of:=IF([.S80]&lt;[.AA80]; 0;1)" office:value-type="float" office:value="1" calcext:value-type="float">
            <text:p>1</text:p>
          </table:table-cell>
          <table:table-cell table:number-columns-repeated="2"/>
          <table:table-cell table:formula="of:=IF([.K80]&lt;[.AA80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4606698" calcext:value-type="float">
            <text:p>460669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133874" calcext:value-type="float">
            <text:p>1133874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254680" calcext:value-type="float">
            <text:p>22254680</text:p>
          </table:table-cell>
          <table:table-cell table:formula="of:=MIN([.O81];[.S81];[.W81];[.A81];[.AA81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3334758" calcext:value-type="float">
            <text:p>23334758</text:p>
          </table:table-cell>
          <table:table-cell table:formula="of:=IF([.K81]&lt;[.O81];0;1)" office:value-type="float" office:value="1" calcext:value-type="float">
            <text:p>1</text:p>
          </table:table-cell>
          <table:table-cell table:number-columns-repeated="2"/>
          <table:table-cell table:formula="of:=IF([.K81]&lt;[.AA81];0;1)" office:value-type="float" office:value="1" calcext:value-type="float">
            <text:p>1</text:p>
          </table:table-cell>
          <table:table-cell table:formula="of:=IF([.K81]&lt;[.S8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5942506" calcext:value-type="float">
            <text:p>45942506</text:p>
          </table:table-cell>
          <table:table-cell table:formula="of:=IF([.K81]&lt;[.W81];0;1)" office:value-type="float" office:value="1" calcext:value-type="float">
            <text:p>1</text:p>
          </table:table-cell>
          <table:table-cell table:formula="of:=IF([.S81]&lt;[.AA81]; 0;1)" office:value-type="float" office:value="1" calcext:value-type="float">
            <text:p>1</text:p>
          </table:table-cell>
          <table:table-cell table:number-columns-repeated="2"/>
          <table:table-cell table:formula="of:=IF([.K81]&lt;[.AA8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608532" calcext:value-type="float">
            <text:p>160853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;[.A82];[.AA82]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0" calcext:value-type="float">
            <text:p>0</text:p>
          </table:table-cell>
          <table:table-cell table:number-columns-repeated="2"/>
          <table:table-cell table:formula="of:=IF([.K82]&lt;[.AA82];0;1)" office:value-type="float" office:value="1" calcext:value-type="float">
            <text:p>1</text:p>
          </table:table-cell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 table:formula="of:=IF([.S82]&lt;[.AA82]; 0;1)" office:value-type="float" office:value="1" calcext:value-type="float">
            <text:p>1</text:p>
          </table:table-cell>
          <table:table-cell table:number-columns-repeated="2"/>
          <table:table-cell table:formula="of:=IF([.K82]&lt;[.AA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9:18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18:30 +0430 2018</text:p>
          </table:table-cell>
          <table:table-cell table:number-columns-repeated="2"/>
          <table:table-cell table:formula="of:=MIN([.O83];[.S83];[.W83];[.A83];[.AA83])" office:value-type="float" office:value="1" calcext:value-type="float">
            <text:p>1</text:p>
          </table:table-cell>
          <table:table-cell office:value-type="string" calcext:value-type="string">
            <text:p>Time: Sun Jun <text:s/>3 07:20:06 +0430 2018</text:p>
          </table:table-cell>
          <table:table-cell table:number-columns-repeated="2"/>
          <table:table-cell table:formula="of:=IF([.K83]&lt;[.O83];0;1)" office:value-type="float" office:value="0" calcext:value-type="float">
            <text:p>0</text:p>
          </table:table-cell>
          <table:table-cell table:number-columns-repeated="2"/>
          <table:table-cell table:formula="of:=IF([.K83]&lt;[.AA83];0;1)" office:value-type="float" office:value="1" calcext:value-type="float">
            <text:p>1</text:p>
          </table:table-cell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21:42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 table:formula="of:=IF([.S83]&lt;[.AA83]; 0;1)" office:value-type="float" office:value="1" calcext:value-type="float">
            <text:p>1</text:p>
          </table:table-cell>
          <table:table-cell table:number-columns-repeated="2"/>
          <table:table-cell table:formula="of:=IF([.K83]&lt;[.AA83];0;1)" office:value-type="float" office:value="1" calcext:value-type="float">
            <text:p>1</text:p>
          </table:table-cell>
          <table:table-cell office:value-type="string" calcext:value-type="string">
            <text:p>Time: Sun Jun <text:s/>3 07:22:30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;[.A84];[.AA84]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0" calcext:value-type="float">
            <text:p>0</text:p>
          </table:table-cell>
          <table:table-cell table:number-columns-repeated="2"/>
          <table:table-cell table:formula="of:=IF([.K84]&lt;[.AA84];0;1)" office:value-type="float" office:value="1" calcext:value-type="float">
            <text:p>1</text:p>
          </table:table-cell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 table:formula="of:=IF([.S84]&lt;[.AA84]; 0;1)" office:value-type="float" office:value="1" calcext:value-type="float">
            <text:p>1</text:p>
          </table:table-cell>
          <table:table-cell table:number-columns-repeated="2"/>
          <table:table-cell table:formula="of:=IF([.K84]&lt;[.AA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85];[.S85];[.W85];[.A85];[.AA85]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O85];0;1)" office:value-type="float" office:value="0" calcext:value-type="float">
            <text:p>0</text:p>
          </table:table-cell>
          <table:table-cell table:number-columns-repeated="2"/>
          <table:table-cell table:formula="of:=IF([.K85]&lt;[.AA85];0;1)" office:value-type="float" office:value="1" calcext:value-type="float">
            <text:p>1</text:p>
          </table:table-cell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 table:formula="of:=IF([.S85]&lt;[.AA85]; 0;1)" office:value-type="float" office:value="1" calcext:value-type="float">
            <text:p>1</text:p>
          </table:table-cell>
          <table:table-cell table:number-columns-repeated="2"/>
          <table:table-cell table:formula="of:=IF([.K85]&lt;[.AA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;[.A86];[.AA86]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0" calcext:value-type="float">
            <text:p>0</text:p>
          </table:table-cell>
          <table:table-cell table:number-columns-repeated="2"/>
          <table:table-cell table:formula="of:=IF([.K86]&lt;[.AA86];0;1)" office:value-type="float" office:value="1" calcext:value-type="float">
            <text:p>1</text:p>
          </table:table-cell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 table:formula="of:=IF([.S86]&lt;[.AA86]; 0;1)" office:value-type="float" office:value="1" calcext:value-type="float">
            <text:p>1</text:p>
          </table:table-cell>
          <table:table-cell table:number-columns-repeated="2"/>
          <table:table-cell table:formula="of:=IF([.K86]&lt;[.AA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663604" calcext:value-type="float">
            <text:p>1663604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926034" calcext:value-type="float">
            <text:p>22926034</text:p>
          </table:table-cell>
          <table:table-cell table:formula="of:=MIN([.O87];[.S87];[.W87];[.A87];[.AA87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763972" calcext:value-type="float">
            <text:p>24763972</text:p>
          </table:table-cell>
          <table:table-cell table:formula="of:=IF([.K87]&lt;[.O87];0;1)" office:value-type="float" office:value="1" calcext:value-type="float">
            <text:p>1</text:p>
          </table:table-cell>
          <table:table-cell table:number-columns-repeated="2"/>
          <table:table-cell table:formula="of:=IF([.K87]&lt;[.AA87];0;1)" office:value-type="float" office:value="1" calcext:value-type="float">
            <text:p>1</text:p>
          </table:table-cell>
          <table:table-cell table:formula="of:=IF([.K87]&lt;[.S8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780302" calcext:value-type="float">
            <text:p>47780302</text:p>
          </table:table-cell>
          <table:table-cell table:formula="of:=IF([.K87]&lt;[.W87];0;1)" office:value-type="float" office:value="1" calcext:value-type="float">
            <text:p>1</text:p>
          </table:table-cell>
          <table:table-cell table:formula="of:=IF([.S87]&lt;[.AA87]; 0;1)" office:value-type="float" office:value="1" calcext:value-type="float">
            <text:p>1</text:p>
          </table:table-cell>
          <table:table-cell table:number-columns-repeated="2"/>
          <table:table-cell table:formula="of:=IF([.K87]&lt;[.AA8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3239772" calcext:value-type="float">
            <text:p>323977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664282" calcext:value-type="float">
            <text:p>1664282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861658" calcext:value-type="float">
            <text:p>22861658</text:p>
          </table:table-cell>
          <table:table-cell table:formula="of:=MIN([.O88];[.S88];[.W88];[.A88];[.AA88])" office:value-type="float" office:value="1" calcext:value-type="float">
            <text:p>1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642188" calcext:value-type="float">
            <text:p>24642188</text:p>
          </table:table-cell>
          <table:table-cell table:formula="of:=IF([.K88]&lt;[.O88];0;1)" office:value-type="float" office:value="1" calcext:value-type="float">
            <text:p>1</text:p>
          </table:table-cell>
          <table:table-cell table:number-columns-repeated="2"/>
          <table:table-cell table:formula="of:=IF([.K88]&lt;[.AA88];0;1)" office:value-type="float" office:value="1" calcext:value-type="float">
            <text:p>1</text:p>
          </table:table-cell>
          <table:table-cell table:formula="of:=IF([.K88]&lt;[.S8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815866" calcext:value-type="float">
            <text:p>47815866</text:p>
          </table:table-cell>
          <table:table-cell table:formula="of:=IF([.K88]&lt;[.W88];0;1)" office:value-type="float" office:value="1" calcext:value-type="float">
            <text:p>1</text:p>
          </table:table-cell>
          <table:table-cell table:formula="of:=IF([.S88]&lt;[.AA88]; 0;1)" office:value-type="float" office:value="1" calcext:value-type="float">
            <text:p>1</text:p>
          </table:table-cell>
          <table:table-cell/>
          <table:table-cell table:style-name="ce4"/>
          <table:table-cell table:formula="of:=IF([.K88]&lt;[.AA8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3572288" calcext:value-type="float">
            <text:p>3572288</text:p>
          </table:table-cell>
        </table:table-row>
      </table:table>
      <table:table table:name="L53" table:style-name="ta1"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7"/>
          <table:table-cell office:value-type="string" calcext:value-type="string">
            <text:p>spl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Sun Jun <text:s/>3 06:38:49 +0430 2018</text:p>
          </table:table-cell>
          <table:table-cell table:number-columns-repeated="3"/>
          <table:table-cell office:value-type="string" calcext:value-type="string">
            <text:p>Time: Sun Jun <text:s/>3 06:38:01 +0430 2018</text:p>
          </table:table-cell>
          <table:table-cell table:number-columns-repeated="3"/>
          <table:table-cell office:value-type="string" calcext:value-type="string">
            <text:p>Time: Sun Jun <text:s/>3 06:39:37 +0430 2018</text:p>
          </table:table-cell>
          <table:table-cell table:number-columns-repeated="7"/>
          <table:table-cell office:value-type="string" calcext:value-type="string">
            <text:p>Time: Sun Jun <text:s/>3 06:41:13 +0430 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7"/>
          <table:table-cell office:value-type="string" calcext:value-type="string">
            <text:p>i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7"/>
          <table:table-cell office:value-type="string" calcext:value-type="string">
            <text:p>-D _GNU_SOURCE -O3 -xH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7"/>
          <table:table-cell office:value-type="string" calcext:value-type="string">
            <text:p>-no-v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2790" calcext:value-type="float">
            <text:p>22790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8066" calcext:value-type="float">
            <text:p>28066</text:p>
          </table:table-cell>
          <table:table-cell table:formula="of:=MIN([.O10];[.S10];[.W10])" office:value-type="float" office:value="75650" calcext:value-type="float">
            <text:p>7565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1178" calcext:value-type="float">
            <text:p>51178</text:p>
          </table:table-cell>
          <table:table-cell table:formula="of:=IF([.K10]&lt;[.O10];0;1)" office:value-type="float" office:value="1" calcext:value-type="float">
            <text:p>1</text:p>
          </table:table-cell>
          <table:table-cell/>
          <table:table-cell table:formula="of:=IF([.K10]&lt;[.S10];0;1)" office:value-type="float" office:value="0" calcext:value-type="float">
            <text:p>0</text:p>
          </table:table-cell>
          <table:table-cell/>
          <table:table-cell table:formula="of:=IF([.K10]&lt;[.S1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75650" calcext:value-type="float">
            <text:p>75650</text:p>
          </table:table-cell>
          <table:table-cell table:formula="of:=IF([.K10]&lt;[.W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3104" calcext:value-type="float">
            <text:p>23104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8502" calcext:value-type="float">
            <text:p>28502</text:p>
          </table:table-cell>
          <table:table-cell table:formula="of:=MIN([.O11];[.S11];[.W11])" office:value-type="float" office:value="68984" calcext:value-type="float">
            <text:p>6898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1678" calcext:value-type="float">
            <text:p>51678</text:p>
          </table:table-cell>
          <table:table-cell table:formula="of:=IF([.K11]&lt;[.O11];0;1)" office:value-type="float" office:value="1" calcext:value-type="float">
            <text:p>1</text:p>
          </table:table-cell>
          <table:table-cell/>
          <table:table-cell table:formula="of:=IF([.K11]&lt;[.S11];0;1)" office:value-type="float" office:value="0" calcext:value-type="float">
            <text:p>0</text:p>
          </table:table-cell>
          <table:table-cell/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68984" calcext:value-type="float">
            <text:p>68984</text:p>
          </table:table-cell>
          <table:table-cell table:formula="of:=IF([.K11]&lt;[.W11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1" calcext:value-type="float">
            <text:p>1</text:p>
          </table:table-cell>
          <table:table-cell/>
          <table:table-cell table:formula="of:=IF([.K12]&lt;[.S12];0;1)" office:value-type="float" office:value="1" calcext:value-type="float">
            <text:p>1</text:p>
          </table:table-cell>
          <table:table-cell/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6:39:05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38:17 +0430 2018</text:p>
          </table:table-cell>
          <table:table-cell table:number-columns-repeated="2"/>
          <table:table-cell table:formula="of:=MIN([.O13];[.S13];[.W13])" office:value-type="float" office:value="0" calcext:value-type="float">
            <text:p>0</text:p>
          </table:table-cell>
          <table:table-cell office:value-type="string" calcext:value-type="string">
            <text:p>Time: Sun Jun <text:s/>3 06:39:53 +0430 2018</text:p>
          </table:table-cell>
          <table:table-cell table:number-columns-repeated="2"/>
          <table:table-cell table:formula="of:=IF([.K13]&lt;[.O13];0;1)" office:value-type="float" office:value="1" calcext:value-type="float">
            <text:p>1</text:p>
          </table:table-cell>
          <table:table-cell/>
          <table:table-cell table:formula="of:=IF([.K13]&lt;[.S13];0;1)" office:value-type="float" office:value="1" calcext:value-type="float">
            <text:p>1</text:p>
          </table:table-cell>
          <table:table-cell/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41:28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1" calcext:value-type="float">
            <text:p>1</text:p>
          </table:table-cell>
          <table:table-cell/>
          <table:table-cell table:formula="of:=IF([.K14]&lt;[.S14];0;1)" office:value-type="float" office:value="1" calcext:value-type="float">
            <text:p>1</text:p>
          </table:table-cell>
          <table:table-cell/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15];[.S15];[.W15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15]&lt;[.O15];0;1)" office:value-type="float" office:value="1" calcext:value-type="float">
            <text:p>1</text:p>
          </table:table-cell>
          <table:table-cell/>
          <table:table-cell table:formula="of:=IF([.K15]&lt;[.S15];0;1)" office:value-type="float" office:value="1" calcext:value-type="float">
            <text:p>1</text:p>
          </table:table-cell>
          <table:table-cell/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1" calcext:value-type="float">
            <text:p>1</text:p>
          </table:table-cell>
          <table:table-cell/>
          <table:table-cell table:formula="of:=IF([.K16]&lt;[.S16];0;1)" office:value-type="float" office:value="1" calcext:value-type="float">
            <text:p>1</text:p>
          </table:table-cell>
          <table:table-cell/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3246" calcext:value-type="float">
            <text:p>2324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7168" calcext:value-type="float">
            <text:p>27168</text:p>
          </table:table-cell>
          <table:table-cell table:formula="of:=MIN([.O17];[.S17];[.W17])" office:value-type="float" office:value="83816" calcext:value-type="float">
            <text:p>8381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0522" calcext:value-type="float">
            <text:p>50522</text:p>
          </table:table-cell>
          <table:table-cell table:formula="of:=IF([.K17]&lt;[.O17];0;1)" office:value-type="float" office:value="1" calcext:value-type="float">
            <text:p>1</text:p>
          </table:table-cell>
          <table:table-cell/>
          <table:table-cell table:formula="of:=IF([.K17]&lt;[.S17];0;1)" office:value-type="float" office:value="0" calcext:value-type="float">
            <text:p>0</text:p>
          </table:table-cell>
          <table:table-cell/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83816" calcext:value-type="float">
            <text:p>83816</text:p>
          </table:table-cell>
          <table:table-cell table:formula="of:=IF([.K17]&lt;[.W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1902" calcext:value-type="float">
            <text:p>21902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6280" calcext:value-type="float">
            <text:p>26280</text:p>
          </table:table-cell>
          <table:table-cell table:formula="of:=MIN([.O18];[.S18];[.W18])" office:value-type="float" office:value="65592" calcext:value-type="float">
            <text:p>6559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8696" calcext:value-type="float">
            <text:p>48696</text:p>
          </table:table-cell>
          <table:table-cell table:formula="of:=IF([.K18]&lt;[.O18];0;1)" office:value-type="float" office:value="1" calcext:value-type="float">
            <text:p>1</text:p>
          </table:table-cell>
          <table:table-cell/>
          <table:table-cell table:formula="of:=IF([.K18]&lt;[.S18];0;1)" office:value-type="float" office:value="0" calcext:value-type="float">
            <text:p>0</text:p>
          </table:table-cell>
          <table:table-cell/>
          <table:table-cell table:formula="of:=IF([.K18]&lt;[.S1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65592" calcext:value-type="float">
            <text:p>65592</text:p>
          </table:table-cell>
          <table:table-cell table:formula="of:=IF([.K18]&lt;[.W18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1" calcext:value-type="float">
            <text:p>1</text:p>
          </table:table-cell>
          <table:table-cell/>
          <table:table-cell table:formula="of:=IF([.K19]&lt;[.S19];0;1)" office:value-type="float" office:value="1" calcext:value-type="float">
            <text:p>1</text:p>
          </table:table-cell>
          <table:table-cell/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6:39:21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38:33 +0430 2018</text:p>
          </table:table-cell>
          <table:table-cell table:number-columns-repeated="2"/>
          <table:table-cell table:formula="of:=MIN([.O20];[.S20];[.W20])" office:value-type="float" office:value="0" calcext:value-type="float">
            <text:p>0</text:p>
          </table:table-cell>
          <table:table-cell office:value-type="string" calcext:value-type="string">
            <text:p>Time: Sun Jun <text:s/>3 06:40:08 +0430 2018</text:p>
          </table:table-cell>
          <table:table-cell table:number-columns-repeated="2"/>
          <table:table-cell table:formula="of:=IF([.K20]&lt;[.O20];0;1)" office:value-type="float" office:value="1" calcext:value-type="float">
            <text:p>1</text:p>
          </table:table-cell>
          <table:table-cell/>
          <table:table-cell table:formula="of:=IF([.K20]&lt;[.S20];0;1)" office:value-type="float" office:value="1" calcext:value-type="float">
            <text:p>1</text:p>
          </table:table-cell>
          <table:table-cell/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41:44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1" calcext:value-type="float">
            <text:p>1</text:p>
          </table:table-cell>
          <table:table-cell/>
          <table:table-cell table:formula="of:=IF([.K21]&lt;[.S21];0;1)" office:value-type="float" office:value="1" calcext:value-type="float">
            <text:p>1</text:p>
          </table:table-cell>
          <table:table-cell/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22];[.S22];[.W22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22]&lt;[.O22];0;1)" office:value-type="float" office:value="1" calcext:value-type="float">
            <text:p>1</text:p>
          </table:table-cell>
          <table:table-cell/>
          <table:table-cell table:formula="of:=IF([.K22]&lt;[.S22];0;1)" office:value-type="float" office:value="1" calcext:value-type="float">
            <text:p>1</text:p>
          </table:table-cell>
          <table:table-cell/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1" calcext:value-type="float">
            <text:p>1</text:p>
          </table:table-cell>
          <table:table-cell/>
          <table:table-cell table:formula="of:=IF([.K23]&lt;[.S23];0;1)" office:value-type="float" office:value="1" calcext:value-type="float">
            <text:p>1</text:p>
          </table:table-cell>
          <table:table-cell/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2006" calcext:value-type="float">
            <text:p>22006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4994" calcext:value-type="float">
            <text:p>24994</text:p>
          </table:table-cell>
          <table:table-cell table:formula="of:=MIN([.O24];[.S24];[.W24])" office:value-type="float" office:value="66510" calcext:value-type="float">
            <text:p>6651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7048" calcext:value-type="float">
            <text:p>47048</text:p>
          </table:table-cell>
          <table:table-cell table:formula="of:=IF([.K24]&lt;[.O24];0;1)" office:value-type="float" office:value="1" calcext:value-type="float">
            <text:p>1</text:p>
          </table:table-cell>
          <table:table-cell/>
          <table:table-cell table:formula="of:=IF([.K24]&lt;[.S24];0;1)" office:value-type="float" office:value="0" calcext:value-type="float">
            <text:p>0</text:p>
          </table:table-cell>
          <table:table-cell/>
          <table:table-cell table:formula="of:=IF([.K24]&lt;[.S24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66510" calcext:value-type="float">
            <text:p>66510</text:p>
          </table:table-cell>
          <table:table-cell table:formula="of:=IF([.K24]&lt;[.W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1812" calcext:value-type="float">
            <text:p>21812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4790" calcext:value-type="float">
            <text:p>24790</text:p>
          </table:table-cell>
          <table:table-cell table:formula="of:=MIN([.O25];[.S25];[.W25])" office:value-type="float" office:value="66912" calcext:value-type="float">
            <text:p>6691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6860" calcext:value-type="float">
            <text:p>46860</text:p>
          </table:table-cell>
          <table:table-cell table:formula="of:=IF([.K25]&lt;[.O25];0;1)" office:value-type="float" office:value="1" calcext:value-type="float">
            <text:p>1</text:p>
          </table:table-cell>
          <table:table-cell/>
          <table:table-cell table:formula="of:=IF([.K25]&lt;[.S25];0;1)" office:value-type="float" office:value="0" calcext:value-type="float">
            <text:p>0</text:p>
          </table:table-cell>
          <table:table-cell/>
          <table:table-cell table:formula="of:=IF([.K25]&lt;[.S25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66912" calcext:value-type="float">
            <text:p>66912</text:p>
          </table:table-cell>
          <table:table-cell table:formula="of:=IF([.K25]&lt;[.W25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1" calcext:value-type="float">
            <text:p>1</text:p>
          </table:table-cell>
          <table:table-cell/>
          <table:table-cell table:formula="of:=IF([.K26]&lt;[.S26];0;1)" office:value-type="float" office:value="1" calcext:value-type="float">
            <text:p>1</text:p>
          </table:table-cell>
          <table:table-cell/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6:54:00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53:12 +0430 2018</text:p>
          </table:table-cell>
          <table:table-cell table:number-columns-repeated="2"/>
          <table:table-cell table:formula="of:=MIN([.O27];[.S27];[.W27])" office:value-type="float" office:value="0" calcext:value-type="float">
            <text:p>0</text:p>
          </table:table-cell>
          <table:table-cell office:value-type="string" calcext:value-type="string">
            <text:p>Time: Sun Jun <text:s/>3 06:54:48 +0430 2018</text:p>
          </table:table-cell>
          <table:table-cell table:number-columns-repeated="2"/>
          <table:table-cell table:formula="of:=IF([.K27]&lt;[.O27];0;1)" office:value-type="float" office:value="1" calcext:value-type="float">
            <text:p>1</text:p>
          </table:table-cell>
          <table:table-cell/>
          <table:table-cell table:formula="of:=IF([.K27]&lt;[.S27];0;1)" office:value-type="float" office:value="1" calcext:value-type="float">
            <text:p>1</text:p>
          </table:table-cell>
          <table:table-cell/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56:24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1" calcext:value-type="float">
            <text:p>1</text:p>
          </table:table-cell>
          <table:table-cell/>
          <table:table-cell table:formula="of:=IF([.K28]&lt;[.S28];0;1)" office:value-type="float" office:value="1" calcext:value-type="float">
            <text:p>1</text:p>
          </table:table-cell>
          <table:table-cell/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29];[.S29];[.W29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29]&lt;[.O29];0;1)" office:value-type="float" office:value="1" calcext:value-type="float">
            <text:p>1</text:p>
          </table:table-cell>
          <table:table-cell/>
          <table:table-cell table:formula="of:=IF([.K29]&lt;[.S29];0;1)" office:value-type="float" office:value="1" calcext:value-type="float">
            <text:p>1</text:p>
          </table:table-cell>
          <table:table-cell/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1" calcext:value-type="float">
            <text:p>1</text:p>
          </table:table-cell>
          <table:table-cell/>
          <table:table-cell table:formula="of:=IF([.K30]&lt;[.S30];0;1)" office:value-type="float" office:value="1" calcext:value-type="float">
            <text:p>1</text:p>
          </table:table-cell>
          <table:table-cell/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4226" calcext:value-type="float">
            <text:p>94226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5932" calcext:value-type="float">
            <text:p>145932</text:p>
          </table:table-cell>
          <table:table-cell table:formula="of:=MIN([.O31];[.S31];[.W31])" office:value-type="float" office:value="356256" calcext:value-type="float">
            <text:p>35625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43140" calcext:value-type="float">
            <text:p>243140</text:p>
          </table:table-cell>
          <table:table-cell table:formula="of:=IF([.K31]&lt;[.O31];0;1)" office:value-type="float" office:value="1" calcext:value-type="float">
            <text:p>1</text:p>
          </table:table-cell>
          <table:table-cell/>
          <table:table-cell table:formula="of:=IF([.K31]&lt;[.S31];0;1)" office:value-type="float" office:value="0" calcext:value-type="float">
            <text:p>0</text:p>
          </table:table-cell>
          <table:table-cell/>
          <table:table-cell table:formula="of:=IF([.K31]&lt;[.S3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6256" calcext:value-type="float">
            <text:p>356256</text:p>
          </table:table-cell>
          <table:table-cell table:formula="of:=IF([.K31]&lt;[.W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2326" calcext:value-type="float">
            <text:p>92326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522" calcext:value-type="float">
            <text:p>146522</text:p>
          </table:table-cell>
          <table:table-cell table:formula="of:=MIN([.O32];[.S32];[.W32])" office:value-type="float" office:value="347972" calcext:value-type="float">
            <text:p>34797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9884" calcext:value-type="float">
            <text:p>239884</text:p>
          </table:table-cell>
          <table:table-cell table:formula="of:=IF([.K32]&lt;[.O32];0;1)" office:value-type="float" office:value="1" calcext:value-type="float">
            <text:p>1</text:p>
          </table:table-cell>
          <table:table-cell/>
          <table:table-cell table:formula="of:=IF([.K32]&lt;[.S32];0;1)" office:value-type="float" office:value="0" calcext:value-type="float">
            <text:p>0</text:p>
          </table:table-cell>
          <table:table-cell/>
          <table:table-cell table:formula="of:=IF([.K32]&lt;[.S32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347972" calcext:value-type="float">
            <text:p>347972</text:p>
          </table:table-cell>
          <table:table-cell table:formula="of:=IF([.K32]&lt;[.W32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1" calcext:value-type="float">
            <text:p>1</text:p>
          </table:table-cell>
          <table:table-cell/>
          <table:table-cell table:formula="of:=IF([.K33]&lt;[.S33];0;1)" office:value-type="float" office:value="1" calcext:value-type="float">
            <text:p>1</text:p>
          </table:table-cell>
          <table:table-cell/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6:54:16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53:28 +0430 2018</text:p>
          </table:table-cell>
          <table:table-cell table:number-columns-repeated="2"/>
          <table:table-cell table:formula="of:=MIN([.O34];[.S34];[.W34])" office:value-type="float" office:value="0" calcext:value-type="float">
            <text:p>0</text:p>
          </table:table-cell>
          <table:table-cell office:value-type="string" calcext:value-type="string">
            <text:p>Time: Sun Jun <text:s/>3 06:55:04 +0430 2018</text:p>
          </table:table-cell>
          <table:table-cell table:number-columns-repeated="2"/>
          <table:table-cell table:formula="of:=IF([.K34]&lt;[.O34];0;1)" office:value-type="float" office:value="1" calcext:value-type="float">
            <text:p>1</text:p>
          </table:table-cell>
          <table:table-cell/>
          <table:table-cell table:formula="of:=IF([.K34]&lt;[.S34];0;1)" office:value-type="float" office:value="1" calcext:value-type="float">
            <text:p>1</text:p>
          </table:table-cell>
          <table:table-cell/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56:39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1" calcext:value-type="float">
            <text:p>1</text:p>
          </table:table-cell>
          <table:table-cell/>
          <table:table-cell table:formula="of:=IF([.K35]&lt;[.S35];0;1)" office:value-type="float" office:value="1" calcext:value-type="float">
            <text:p>1</text:p>
          </table:table-cell>
          <table:table-cell/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36];[.S36];[.W36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36]&lt;[.O36];0;1)" office:value-type="float" office:value="1" calcext:value-type="float">
            <text:p>1</text:p>
          </table:table-cell>
          <table:table-cell/>
          <table:table-cell table:formula="of:=IF([.K36]&lt;[.S36];0;1)" office:value-type="float" office:value="1" calcext:value-type="float">
            <text:p>1</text:p>
          </table:table-cell>
          <table:table-cell/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1" calcext:value-type="float">
            <text:p>1</text:p>
          </table:table-cell>
          <table:table-cell/>
          <table:table-cell table:formula="of:=IF([.K37]&lt;[.S37];0;1)" office:value-type="float" office:value="1" calcext:value-type="float">
            <text:p>1</text:p>
          </table:table-cell>
          <table:table-cell/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6164" calcext:value-type="float">
            <text:p>96164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1874" calcext:value-type="float">
            <text:p>141874</text:p>
          </table:table-cell>
          <table:table-cell table:formula="of:=MIN([.O38];[.S38];[.W38])" office:value-type="float" office:value="494290" calcext:value-type="float">
            <text:p>49429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6670" calcext:value-type="float">
            <text:p>236670</text:p>
          </table:table-cell>
          <table:table-cell table:formula="of:=IF([.K38]&lt;[.O38];0;1)" office:value-type="float" office:value="1" calcext:value-type="float">
            <text:p>1</text:p>
          </table:table-cell>
          <table:table-cell/>
          <table:table-cell table:formula="of:=IF([.K38]&lt;[.S38];0;1)" office:value-type="float" office:value="0" calcext:value-type="float">
            <text:p>0</text:p>
          </table:table-cell>
          <table:table-cell/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494290" calcext:value-type="float">
            <text:p>494290</text:p>
          </table:table-cell>
          <table:table-cell table:formula="of:=IF([.K38]&lt;[.W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8224" calcext:value-type="float">
            <text:p>88224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0124" calcext:value-type="float">
            <text:p>140124</text:p>
          </table:table-cell>
          <table:table-cell table:formula="of:=MIN([.O39];[.S39];[.W39])" office:value-type="float" office:value="423200" calcext:value-type="float">
            <text:p>42320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29262" calcext:value-type="float">
            <text:p>229262</text:p>
          </table:table-cell>
          <table:table-cell table:formula="of:=IF([.K39]&lt;[.O39];0;1)" office:value-type="float" office:value="1" calcext:value-type="float">
            <text:p>1</text:p>
          </table:table-cell>
          <table:table-cell/>
          <table:table-cell table:formula="of:=IF([.K39]&lt;[.S39];0;1)" office:value-type="float" office:value="0" calcext:value-type="float">
            <text:p>0</text:p>
          </table:table-cell>
          <table:table-cell/>
          <table:table-cell table:formula="of:=IF([.K39]&lt;[.S39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423200" calcext:value-type="float">
            <text:p>423200</text:p>
          </table:table-cell>
          <table:table-cell table:formula="of:=IF([.K39]&lt;[.W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1" calcext:value-type="float">
            <text:p>1</text:p>
          </table:table-cell>
          <table:table-cell/>
          <table:table-cell table:formula="of:=IF([.K40]&lt;[.S40];0;1)" office:value-type="float" office:value="1" calcext:value-type="float">
            <text:p>1</text:p>
          </table:table-cell>
          <table:table-cell/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6:54:32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53:44 +0430 2018</text:p>
          </table:table-cell>
          <table:table-cell table:number-columns-repeated="2"/>
          <table:table-cell table:formula="of:=MIN([.O41];[.S41];[.W41])" office:value-type="float" office:value="0" calcext:value-type="float">
            <text:p>0</text:p>
          </table:table-cell>
          <table:table-cell office:value-type="string" calcext:value-type="string">
            <text:p>Time: Sun Jun <text:s/>3 06:55:20 +0430 2018</text:p>
          </table:table-cell>
          <table:table-cell table:number-columns-repeated="2"/>
          <table:table-cell table:formula="of:=IF([.K41]&lt;[.O41];0;1)" office:value-type="float" office:value="1" calcext:value-type="float">
            <text:p>1</text:p>
          </table:table-cell>
          <table:table-cell/>
          <table:table-cell table:formula="of:=IF([.K41]&lt;[.S41];0;1)" office:value-type="float" office:value="1" calcext:value-type="float">
            <text:p>1</text:p>
          </table:table-cell>
          <table:table-cell/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56:55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1" calcext:value-type="float">
            <text:p>1</text:p>
          </table:table-cell>
          <table:table-cell/>
          <table:table-cell table:formula="of:=IF([.K42]&lt;[.S42];0;1)" office:value-type="float" office:value="1" calcext:value-type="float">
            <text:p>1</text:p>
          </table:table-cell>
          <table:table-cell/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43];[.S43];[.W43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43]&lt;[.O43];0;1)" office:value-type="float" office:value="1" calcext:value-type="float">
            <text:p>1</text:p>
          </table:table-cell>
          <table:table-cell/>
          <table:table-cell table:formula="of:=IF([.K43]&lt;[.S43];0;1)" office:value-type="float" office:value="1" calcext:value-type="float">
            <text:p>1</text:p>
          </table:table-cell>
          <table:table-cell/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1" calcext:value-type="float">
            <text:p>1</text:p>
          </table:table-cell>
          <table:table-cell/>
          <table:table-cell table:formula="of:=IF([.K44]&lt;[.S44];0;1)" office:value-type="float" office:value="1" calcext:value-type="float">
            <text:p>1</text:p>
          </table:table-cell>
          <table:table-cell/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7354" calcext:value-type="float">
            <text:p>87354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944" calcext:value-type="float">
            <text:p>146944</text:p>
          </table:table-cell>
          <table:table-cell table:formula="of:=MIN([.O45];[.S45];[.W45])" office:value-type="float" office:value="352754" calcext:value-type="float">
            <text:p>35275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4796" calcext:value-type="float">
            <text:p>234796</text:p>
          </table:table-cell>
          <table:table-cell table:formula="of:=IF([.K45]&lt;[.O45];0;1)" office:value-type="float" office:value="1" calcext:value-type="float">
            <text:p>1</text:p>
          </table:table-cell>
          <table:table-cell/>
          <table:table-cell table:formula="of:=IF([.K45]&lt;[.S45];0;1)" office:value-type="float" office:value="0" calcext:value-type="float">
            <text:p>0</text:p>
          </table:table-cell>
          <table:table-cell/>
          <table:table-cell table:formula="of:=IF([.K45]&lt;[.S45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2754" calcext:value-type="float">
            <text:p>352754</text:p>
          </table:table-cell>
          <table:table-cell table:formula="of:=IF([.K45]&lt;[.W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7062" calcext:value-type="float">
            <text:p>87062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220" calcext:value-type="float">
            <text:p>146220</text:p>
          </table:table-cell>
          <table:table-cell table:formula="of:=MIN([.O46];[.S46];[.W46])" office:value-type="float" office:value="352598" calcext:value-type="float">
            <text:p>35259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4924" calcext:value-type="float">
            <text:p>234924</text:p>
          </table:table-cell>
          <table:table-cell table:formula="of:=IF([.K46]&lt;[.O46];0;1)" office:value-type="float" office:value="1" calcext:value-type="float">
            <text:p>1</text:p>
          </table:table-cell>
          <table:table-cell/>
          <table:table-cell table:formula="of:=IF([.K46]&lt;[.S46];0;1)" office:value-type="float" office:value="0" calcext:value-type="float">
            <text:p>0</text:p>
          </table:table-cell>
          <table:table-cell/>
          <table:table-cell table:formula="of:=IF([.K46]&lt;[.S46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352598" calcext:value-type="float">
            <text:p>352598</text:p>
          </table:table-cell>
          <table:table-cell table:formula="of:=IF([.K46]&lt;[.W46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1" calcext:value-type="float">
            <text:p>1</text:p>
          </table:table-cell>
          <table:table-cell/>
          <table:table-cell table:formula="of:=IF([.K47]&lt;[.S47];0;1)" office:value-type="float" office:value="1" calcext:value-type="float">
            <text:p>1</text:p>
          </table:table-cell>
          <table:table-cell/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09:11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7:08:23 +0430 2018</text:p>
          </table:table-cell>
          <table:table-cell table:number-columns-repeated="2"/>
          <table:table-cell table:formula="of:=MIN([.O48];[.S48];[.W48])" office:value-type="float" office:value="0" calcext:value-type="float">
            <text:p>0</text:p>
          </table:table-cell>
          <table:table-cell office:value-type="string" calcext:value-type="string">
            <text:p>Time: Sun Jun <text:s/>3 07:09:59 +0430 2018</text:p>
          </table:table-cell>
          <table:table-cell table:number-columns-repeated="2"/>
          <table:table-cell table:formula="of:=IF([.K48]&lt;[.O48];0;1)" office:value-type="float" office:value="1" calcext:value-type="float">
            <text:p>1</text:p>
          </table:table-cell>
          <table:table-cell/>
          <table:table-cell table:formula="of:=IF([.K48]&lt;[.S48];0;1)" office:value-type="float" office:value="1" calcext:value-type="float">
            <text:p>1</text:p>
          </table:table-cell>
          <table:table-cell/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11:35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1" calcext:value-type="float">
            <text:p>1</text:p>
          </table:table-cell>
          <table:table-cell/>
          <table:table-cell table:formula="of:=IF([.K49]&lt;[.S49];0;1)" office:value-type="float" office:value="1" calcext:value-type="float">
            <text:p>1</text:p>
          </table:table-cell>
          <table:table-cell/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50];[.S50];[.W50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50]&lt;[.O50];0;1)" office:value-type="float" office:value="1" calcext:value-type="float">
            <text:p>1</text:p>
          </table:table-cell>
          <table:table-cell/>
          <table:table-cell table:formula="of:=IF([.K50]&lt;[.S50];0;1)" office:value-type="float" office:value="1" calcext:value-type="float">
            <text:p>1</text:p>
          </table:table-cell>
          <table:table-cell/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1" calcext:value-type="float">
            <text:p>1</text:p>
          </table:table-cell>
          <table:table-cell/>
          <table:table-cell table:formula="of:=IF([.K51]&lt;[.S51];0;1)" office:value-type="float" office:value="1" calcext:value-type="float">
            <text:p>1</text:p>
          </table:table-cell>
          <table:table-cell/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67860" calcext:value-type="float">
            <text:p>367860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93034" calcext:value-type="float">
            <text:p>1493034</text:p>
          </table:table-cell>
          <table:table-cell table:formula="of:=MIN([.O52];[.S52];[.W52])" office:value-type="float" office:value="3004210" calcext:value-type="float">
            <text:p>300421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8158" calcext:value-type="float">
            <text:p>1808158</text:p>
          </table:table-cell>
          <table:table-cell table:formula="of:=IF([.K52]&lt;[.O52];0;1)" office:value-type="float" office:value="1" calcext:value-type="float">
            <text:p>1</text:p>
          </table:table-cell>
          <table:table-cell/>
          <table:table-cell table:formula="of:=IF([.K52]&lt;[.S52];0;1)" office:value-type="float" office:value="0" calcext:value-type="float">
            <text:p>0</text:p>
          </table:table-cell>
          <table:table-cell/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3004210" calcext:value-type="float">
            <text:p>3004210</text:p>
          </table:table-cell>
          <table:table-cell table:formula="of:=IF([.K52]&lt;[.W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68100" calcext:value-type="float">
            <text:p>368100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557298" calcext:value-type="float">
            <text:p>1557298</text:p>
          </table:table-cell>
          <table:table-cell table:formula="of:=MIN([.O53];[.S53];[.W53])" office:value-type="float" office:value="2896704" calcext:value-type="float">
            <text:p>289670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6782" calcext:value-type="float">
            <text:p>1806782</text:p>
          </table:table-cell>
          <table:table-cell table:formula="of:=IF([.K53]&lt;[.O53];0;1)" office:value-type="float" office:value="1" calcext:value-type="float">
            <text:p>1</text:p>
          </table:table-cell>
          <table:table-cell/>
          <table:table-cell table:formula="of:=IF([.K53]&lt;[.S53];0;1)" office:value-type="float" office:value="0" calcext:value-type="float">
            <text:p>0</text:p>
          </table:table-cell>
          <table:table-cell/>
          <table:table-cell table:formula="of:=IF([.K53]&lt;[.S53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96704" calcext:value-type="float">
            <text:p>2896704</text:p>
          </table:table-cell>
          <table:table-cell table:formula="of:=IF([.K53]&lt;[.W53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1" calcext:value-type="float">
            <text:p>1</text:p>
          </table:table-cell>
          <table:table-cell/>
          <table:table-cell table:formula="of:=IF([.K54]&lt;[.S54];0;1)" office:value-type="float" office:value="1" calcext:value-type="float">
            <text:p>1</text:p>
          </table:table-cell>
          <table:table-cell/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09:27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7:08:39 +0430 2018</text:p>
          </table:table-cell>
          <table:table-cell table:number-columns-repeated="2"/>
          <table:table-cell table:formula="of:=MIN([.O55];[.S55];[.W55])" office:value-type="float" office:value="0" calcext:value-type="float">
            <text:p>0</text:p>
          </table:table-cell>
          <table:table-cell office:value-type="string" calcext:value-type="string">
            <text:p>Time: Sun Jun <text:s/>3 07:10:14 +0430 2018</text:p>
          </table:table-cell>
          <table:table-cell table:number-columns-repeated="2"/>
          <table:table-cell table:formula="of:=IF([.K55]&lt;[.O55];0;1)" office:value-type="float" office:value="1" calcext:value-type="float">
            <text:p>1</text:p>
          </table:table-cell>
          <table:table-cell/>
          <table:table-cell table:formula="of:=IF([.K55]&lt;[.S55];0;1)" office:value-type="float" office:value="1" calcext:value-type="float">
            <text:p>1</text:p>
          </table:table-cell>
          <table:table-cell/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11:50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1" calcext:value-type="float">
            <text:p>1</text:p>
          </table:table-cell>
          <table:table-cell/>
          <table:table-cell table:formula="of:=IF([.K56]&lt;[.S56];0;1)" office:value-type="float" office:value="1" calcext:value-type="float">
            <text:p>1</text:p>
          </table:table-cell>
          <table:table-cell/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57];[.S57];[.W57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57]&lt;[.O57];0;1)" office:value-type="float" office:value="1" calcext:value-type="float">
            <text:p>1</text:p>
          </table:table-cell>
          <table:table-cell/>
          <table:table-cell table:formula="of:=IF([.K57]&lt;[.S57];0;1)" office:value-type="float" office:value="1" calcext:value-type="float">
            <text:p>1</text:p>
          </table:table-cell>
          <table:table-cell/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1" calcext:value-type="float">
            <text:p>1</text:p>
          </table:table-cell>
          <table:table-cell/>
          <table:table-cell table:formula="of:=IF([.K58]&lt;[.S58];0;1)" office:value-type="float" office:value="1" calcext:value-type="float">
            <text:p>1</text:p>
          </table:table-cell>
          <table:table-cell/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78260" calcext:value-type="float">
            <text:p>378260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22276" calcext:value-type="float">
            <text:p>1422276</text:p>
          </table:table-cell>
          <table:table-cell table:formula="of:=MIN([.O59];[.S59];[.W59])" office:value-type="float" office:value="3059368" calcext:value-type="float">
            <text:p>305936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9538" calcext:value-type="float">
            <text:p>1809538</text:p>
          </table:table-cell>
          <table:table-cell table:formula="of:=IF([.K59]&lt;[.O59];0;1)" office:value-type="float" office:value="1" calcext:value-type="float">
            <text:p>1</text:p>
          </table:table-cell>
          <table:table-cell/>
          <table:table-cell table:formula="of:=IF([.K59]&lt;[.S59];0;1)" office:value-type="float" office:value="0" calcext:value-type="float">
            <text:p>0</text:p>
          </table:table-cell>
          <table:table-cell/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3059368" calcext:value-type="float">
            <text:p>3059368</text:p>
          </table:table-cell>
          <table:table-cell table:formula="of:=IF([.K59]&lt;[.W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9418" calcext:value-type="float">
            <text:p>349418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12624" calcext:value-type="float">
            <text:p>1412624</text:p>
          </table:table-cell>
          <table:table-cell table:formula="of:=MIN([.O60];[.S60];[.W60])" office:value-type="float" office:value="2820590" calcext:value-type="float">
            <text:p>282059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771036" calcext:value-type="float">
            <text:p>1771036</text:p>
          </table:table-cell>
          <table:table-cell table:formula="of:=IF([.K60]&lt;[.O60];0;1)" office:value-type="float" office:value="1" calcext:value-type="float">
            <text:p>1</text:p>
          </table:table-cell>
          <table:table-cell/>
          <table:table-cell table:formula="of:=IF([.K60]&lt;[.S60];0;1)" office:value-type="float" office:value="0" calcext:value-type="float">
            <text:p>0</text:p>
          </table:table-cell>
          <table:table-cell/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20590" calcext:value-type="float">
            <text:p>2820590</text:p>
          </table:table-cell>
          <table:table-cell table:formula="of:=IF([.K60]&lt;[.W60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1" calcext:value-type="float">
            <text:p>1</text:p>
          </table:table-cell>
          <table:table-cell/>
          <table:table-cell table:formula="of:=IF([.K61]&lt;[.S61];0;1)" office:value-type="float" office:value="1" calcext:value-type="float">
            <text:p>1</text:p>
          </table:table-cell>
          <table:table-cell/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09:43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7:08:55 +0430 2018</text:p>
          </table:table-cell>
          <table:table-cell table:number-columns-repeated="2"/>
          <table:table-cell table:formula="of:=MIN([.O62];[.S62];[.W62])" office:value-type="float" office:value="0" calcext:value-type="float">
            <text:p>0</text:p>
          </table:table-cell>
          <table:table-cell office:value-type="string" calcext:value-type="string">
            <text:p>Time: Sun Jun <text:s/>3 07:10:30 +0430 2018</text:p>
          </table:table-cell>
          <table:table-cell table:number-columns-repeated="2"/>
          <table:table-cell table:formula="of:=IF([.K62]&lt;[.O62];0;1)" office:value-type="float" office:value="1" calcext:value-type="float">
            <text:p>1</text:p>
          </table:table-cell>
          <table:table-cell/>
          <table:table-cell table:formula="of:=IF([.K62]&lt;[.S62];0;1)" office:value-type="float" office:value="1" calcext:value-type="float">
            <text:p>1</text:p>
          </table:table-cell>
          <table:table-cell/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12:06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1" calcext:value-type="float">
            <text:p>1</text:p>
          </table:table-cell>
          <table:table-cell/>
          <table:table-cell table:formula="of:=IF([.K63]&lt;[.S63];0;1)" office:value-type="float" office:value="1" calcext:value-type="float">
            <text:p>1</text:p>
          </table:table-cell>
          <table:table-cell/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64];[.S64];[.W64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64]&lt;[.O64];0;1)" office:value-type="float" office:value="1" calcext:value-type="float">
            <text:p>1</text:p>
          </table:table-cell>
          <table:table-cell/>
          <table:table-cell table:formula="of:=IF([.K64]&lt;[.S64];0;1)" office:value-type="float" office:value="1" calcext:value-type="float">
            <text:p>1</text:p>
          </table:table-cell>
          <table:table-cell/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1" calcext:value-type="float">
            <text:p>1</text:p>
          </table:table-cell>
          <table:table-cell/>
          <table:table-cell table:formula="of:=IF([.K65]&lt;[.S65];0;1)" office:value-type="float" office:value="1" calcext:value-type="float">
            <text:p>1</text:p>
          </table:table-cell>
          <table:table-cell/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8932" calcext:value-type="float">
            <text:p>348932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78798" calcext:value-type="float">
            <text:p>1478798</text:p>
          </table:table-cell>
          <table:table-cell table:formula="of:=MIN([.O66];[.S66];[.W66])" office:value-type="float" office:value="2802914" calcext:value-type="float">
            <text:p>280291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768426" calcext:value-type="float">
            <text:p>1768426</text:p>
          </table:table-cell>
          <table:table-cell table:formula="of:=IF([.K66]&lt;[.O66];0;1)" office:value-type="float" office:value="1" calcext:value-type="float">
            <text:p>1</text:p>
          </table:table-cell>
          <table:table-cell/>
          <table:table-cell table:formula="of:=IF([.K66]&lt;[.S66];0;1)" office:value-type="float" office:value="0" calcext:value-type="float">
            <text:p>0</text:p>
          </table:table-cell>
          <table:table-cell/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02914" calcext:value-type="float">
            <text:p>2802914</text:p>
          </table:table-cell>
          <table:table-cell table:formula="of:=IF([.K66]&lt;[.W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7684" calcext:value-type="float">
            <text:p>347684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393342" calcext:value-type="float">
            <text:p>1393342</text:p>
          </table:table-cell>
          <table:table-cell table:formula="of:=MIN([.O67];[.S67];[.W67])" office:value-type="float" office:value="2844556" calcext:value-type="float">
            <text:p>284455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53670" calcext:value-type="float">
            <text:p>1853670</text:p>
          </table:table-cell>
          <table:table-cell table:formula="of:=IF([.K67]&lt;[.O67];0;1)" office:value-type="float" office:value="1" calcext:value-type="float">
            <text:p>1</text:p>
          </table:table-cell>
          <table:table-cell/>
          <table:table-cell table:formula="of:=IF([.K67]&lt;[.S67];0;1)" office:value-type="float" office:value="0" calcext:value-type="float">
            <text:p>0</text:p>
          </table:table-cell>
          <table:table-cell/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44556" calcext:value-type="float">
            <text:p>2844556</text:p>
          </table:table-cell>
          <table:table-cell table:formula="of:=IF([.K67]&lt;[.W67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1" calcext:value-type="float">
            <text:p>1</text:p>
          </table:table-cell>
          <table:table-cell/>
          <table:table-cell table:formula="of:=IF([.K68]&lt;[.S68];0;1)" office:value-type="float" office:value="1" calcext:value-type="float">
            <text:p>1</text:p>
          </table:table-cell>
          <table:table-cell/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24:22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23:34 +0430 2018</text:p>
          </table:table-cell>
          <table:table-cell table:number-columns-repeated="2"/>
          <table:table-cell table:formula="of:=MIN([.O69];[.S69];[.W69])" office:value-type="float" office:value="0" calcext:value-type="float">
            <text:p>0</text:p>
          </table:table-cell>
          <table:table-cell office:value-type="string" calcext:value-type="string">
            <text:p>Time: Sun Jun <text:s/>3 07:25:10 +0430 2018</text:p>
          </table:table-cell>
          <table:table-cell table:number-columns-repeated="2"/>
          <table:table-cell table:formula="of:=IF([.K69]&lt;[.O69];0;1)" office:value-type="float" office:value="1" calcext:value-type="float">
            <text:p>1</text:p>
          </table:table-cell>
          <table:table-cell/>
          <table:table-cell table:formula="of:=IF([.K69]&lt;[.S69];0;1)" office:value-type="float" office:value="1" calcext:value-type="float">
            <text:p>1</text:p>
          </table:table-cell>
          <table:table-cell/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26:46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1" calcext:value-type="float">
            <text:p>1</text:p>
          </table:table-cell>
          <table:table-cell/>
          <table:table-cell table:formula="of:=IF([.K70]&lt;[.S70];0;1)" office:value-type="float" office:value="1" calcext:value-type="float">
            <text:p>1</text:p>
          </table:table-cell>
          <table:table-cell/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71];[.S71];[.W71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71]&lt;[.O71];0;1)" office:value-type="float" office:value="1" calcext:value-type="float">
            <text:p>1</text:p>
          </table:table-cell>
          <table:table-cell/>
          <table:table-cell table:formula="of:=IF([.K71]&lt;[.S71];0;1)" office:value-type="float" office:value="1" calcext:value-type="float">
            <text:p>1</text:p>
          </table:table-cell>
          <table:table-cell/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1" calcext:value-type="float">
            <text:p>1</text:p>
          </table:table-cell>
          <table:table-cell/>
          <table:table-cell table:formula="of:=IF([.K72]&lt;[.S72];0;1)" office:value-type="float" office:value="1" calcext:value-type="float">
            <text:p>1</text:p>
          </table:table-cell>
          <table:table-cell/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18070" calcext:value-type="float">
            <text:p>1618070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223018" calcext:value-type="float">
            <text:p>23223018</text:p>
          </table:table-cell>
          <table:table-cell table:formula="of:=MIN([.O73];[.S73];[.W73])" office:value-type="float" office:value="44473328" calcext:value-type="float">
            <text:p>4447332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907218" calcext:value-type="float">
            <text:p>24907218</text:p>
          </table:table-cell>
          <table:table-cell table:formula="of:=IF([.K73]&lt;[.O73];0;1)" office:value-type="float" office:value="1" calcext:value-type="float">
            <text:p>1</text:p>
          </table:table-cell>
          <table:table-cell/>
          <table:table-cell table:formula="of:=IF([.K73]&lt;[.S73];0;1)" office:value-type="float" office:value="0" calcext:value-type="float">
            <text:p>0</text:p>
          </table:table-cell>
          <table:table-cell/>
          <table:table-cell table:formula="of:=IF([.K73]&lt;[.S73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473328" calcext:value-type="float">
            <text:p>44473328</text:p>
          </table:table-cell>
          <table:table-cell table:formula="of:=IF([.K73]&lt;[.W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08494" calcext:value-type="float">
            <text:p>1608494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296488" calcext:value-type="float">
            <text:p>23296488</text:p>
          </table:table-cell>
          <table:table-cell table:formula="of:=MIN([.O74];[.S74];[.W74])" office:value-type="float" office:value="44274438" calcext:value-type="float">
            <text:p>4427443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868036" calcext:value-type="float">
            <text:p>24868036</text:p>
          </table:table-cell>
          <table:table-cell table:formula="of:=IF([.K74]&lt;[.O74];0;1)" office:value-type="float" office:value="1" calcext:value-type="float">
            <text:p>1</text:p>
          </table:table-cell>
          <table:table-cell/>
          <table:table-cell table:formula="of:=IF([.K74]&lt;[.S74];0;1)" office:value-type="float" office:value="0" calcext:value-type="float">
            <text:p>0</text:p>
          </table:table-cell>
          <table:table-cell/>
          <table:table-cell table:formula="of:=IF([.K74]&lt;[.S74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274438" calcext:value-type="float">
            <text:p>44274438</text:p>
          </table:table-cell>
          <table:table-cell table:formula="of:=IF([.K74]&lt;[.W74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1" calcext:value-type="float">
            <text:p>1</text:p>
          </table:table-cell>
          <table:table-cell/>
          <table:table-cell table:formula="of:=IF([.K75]&lt;[.S75];0;1)" office:value-type="float" office:value="1" calcext:value-type="float">
            <text:p>1</text:p>
          </table:table-cell>
          <table:table-cell/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24:38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23:50 +0430 2018</text:p>
          </table:table-cell>
          <table:table-cell table:number-columns-repeated="2"/>
          <table:table-cell table:formula="of:=MIN([.O76];[.S76];[.W76])" office:value-type="float" office:value="0" calcext:value-type="float">
            <text:p>0</text:p>
          </table:table-cell>
          <table:table-cell office:value-type="string" calcext:value-type="string">
            <text:p>Time: Sun Jun <text:s/>3 07:25:26 +0430 2018</text:p>
          </table:table-cell>
          <table:table-cell table:number-columns-repeated="2"/>
          <table:table-cell table:formula="of:=IF([.K76]&lt;[.O76];0;1)" office:value-type="float" office:value="1" calcext:value-type="float">
            <text:p>1</text:p>
          </table:table-cell>
          <table:table-cell/>
          <table:table-cell table:formula="of:=IF([.K76]&lt;[.S76];0;1)" office:value-type="float" office:value="1" calcext:value-type="float">
            <text:p>1</text:p>
          </table:table-cell>
          <table:table-cell/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27:02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1" calcext:value-type="float">
            <text:p>1</text:p>
          </table:table-cell>
          <table:table-cell/>
          <table:table-cell table:formula="of:=IF([.K77]&lt;[.S77];0;1)" office:value-type="float" office:value="1" calcext:value-type="float">
            <text:p>1</text:p>
          </table:table-cell>
          <table:table-cell/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78];[.S78];[.W78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78]&lt;[.O78];0;1)" office:value-type="float" office:value="1" calcext:value-type="float">
            <text:p>1</text:p>
          </table:table-cell>
          <table:table-cell/>
          <table:table-cell table:formula="of:=IF([.K78]&lt;[.S78];0;1)" office:value-type="float" office:value="1" calcext:value-type="float">
            <text:p>1</text:p>
          </table:table-cell>
          <table:table-cell/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1" calcext:value-type="float">
            <text:p>1</text:p>
          </table:table-cell>
          <table:table-cell/>
          <table:table-cell table:formula="of:=IF([.K79]&lt;[.S79];0;1)" office:value-type="float" office:value="1" calcext:value-type="float">
            <text:p>1</text:p>
          </table:table-cell>
          <table:table-cell/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40806" calcext:value-type="float">
            <text:p>1640806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92380" calcext:value-type="float">
            <text:p>23192380</text:p>
          </table:table-cell>
          <table:table-cell table:formula="of:=MIN([.O80];[.S80];[.W80])" office:value-type="float" office:value="44535024" calcext:value-type="float">
            <text:p>4453502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93302" calcext:value-type="float">
            <text:p>24793302</text:p>
          </table:table-cell>
          <table:table-cell table:formula="of:=IF([.K80]&lt;[.O80];0;1)" office:value-type="float" office:value="1" calcext:value-type="float">
            <text:p>1</text:p>
          </table:table-cell>
          <table:table-cell/>
          <table:table-cell table:formula="of:=IF([.K80]&lt;[.S80];0;1)" office:value-type="float" office:value="0" calcext:value-type="float">
            <text:p>0</text:p>
          </table:table-cell>
          <table:table-cell/>
          <table:table-cell table:formula="of:=IF([.K80]&lt;[.S8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535024" calcext:value-type="float">
            <text:p>44535024</text:p>
          </table:table-cell>
          <table:table-cell table:formula="of:=IF([.K80]&lt;[.W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494246" calcext:value-type="float">
            <text:p>1494246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83778" calcext:value-type="float">
            <text:p>23183778</text:p>
          </table:table-cell>
          <table:table-cell table:formula="of:=MIN([.O81];[.S81];[.W81])" office:value-type="float" office:value="43931196" calcext:value-type="float">
            <text:p>4393119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22738" calcext:value-type="float">
            <text:p>24722738</text:p>
          </table:table-cell>
          <table:table-cell table:formula="of:=IF([.K81]&lt;[.O81];0;1)" office:value-type="float" office:value="1" calcext:value-type="float">
            <text:p>1</text:p>
          </table:table-cell>
          <table:table-cell/>
          <table:table-cell table:formula="of:=IF([.K81]&lt;[.S81];0;1)" office:value-type="float" office:value="0" calcext:value-type="float">
            <text:p>0</text:p>
          </table:table-cell>
          <table:table-cell/>
          <table:table-cell table:formula="of:=IF([.K81]&lt;[.S8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3931196" calcext:value-type="float">
            <text:p>43931196</text:p>
          </table:table-cell>
          <table:table-cell table:formula="of:=IF([.K81]&lt;[.W81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1" calcext:value-type="float">
            <text:p>1</text:p>
          </table:table-cell>
          <table:table-cell/>
          <table:table-cell table:formula="of:=IF([.K82]&lt;[.S82];0;1)" office:value-type="float" office:value="1" calcext:value-type="float">
            <text:p>1</text:p>
          </table:table-cell>
          <table:table-cell/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Sun Jun <text:s/>3 07:24:54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24:06 +0430 2018</text:p>
          </table:table-cell>
          <table:table-cell table:number-columns-repeated="2"/>
          <table:table-cell table:formula="of:=MIN([.O83];[.S83];[.W83])" office:value-type="float" office:value="0" calcext:value-type="float">
            <text:p>0</text:p>
          </table:table-cell>
          <table:table-cell office:value-type="string" calcext:value-type="string">
            <text:p>Time: Sun Jun <text:s/>3 07:25:42 +0430 2018</text:p>
          </table:table-cell>
          <table:table-cell table:number-columns-repeated="2"/>
          <table:table-cell table:formula="of:=IF([.K83]&lt;[.O83];0;1)" office:value-type="float" office:value="1" calcext:value-type="float">
            <text:p>1</text:p>
          </table:table-cell>
          <table:table-cell/>
          <table:table-cell table:formula="of:=IF([.K83]&lt;[.S83];0;1)" office:value-type="float" office:value="1" calcext:value-type="float">
            <text:p>1</text:p>
          </table:table-cell>
          <table:table-cell/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27:18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1" calcext:value-type="float">
            <text:p>1</text:p>
          </table:table-cell>
          <table:table-cell/>
          <table:table-cell table:formula="of:=IF([.K84]&lt;[.S84];0;1)" office:value-type="float" office:value="1" calcext:value-type="float">
            <text:p>1</text:p>
          </table:table-cell>
          <table:table-cell/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85];[.S85];[.W85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85]&lt;[.O85];0;1)" office:value-type="float" office:value="1" calcext:value-type="float">
            <text:p>1</text:p>
          </table:table-cell>
          <table:table-cell/>
          <table:table-cell table:formula="of:=IF([.K85]&lt;[.S85];0;1)" office:value-type="float" office:value="1" calcext:value-type="float">
            <text:p>1</text:p>
          </table:table-cell>
          <table:table-cell/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1" calcext:value-type="float">
            <text:p>1</text:p>
          </table:table-cell>
          <table:table-cell/>
          <table:table-cell table:formula="of:=IF([.K86]&lt;[.S86];0;1)" office:value-type="float" office:value="1" calcext:value-type="float">
            <text:p>1</text:p>
          </table:table-cell>
          <table:table-cell/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555014" calcext:value-type="float">
            <text:p>1555014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40574" calcext:value-type="float">
            <text:p>23140574</text:p>
          </table:table-cell>
          <table:table-cell table:formula="of:=MIN([.O87];[.S87];[.W87])" office:value-type="float" office:value="44330722" calcext:value-type="float">
            <text:p>4433072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693102" calcext:value-type="float">
            <text:p>24693102</text:p>
          </table:table-cell>
          <table:table-cell table:formula="of:=IF([.K87]&lt;[.O87];0;1)" office:value-type="float" office:value="1" calcext:value-type="float">
            <text:p>1</text:p>
          </table:table-cell>
          <table:table-cell/>
          <table:table-cell table:formula="of:=IF([.K87]&lt;[.S87];0;1)" office:value-type="float" office:value="0" calcext:value-type="float">
            <text:p>0</text:p>
          </table:table-cell>
          <table:table-cell/>
          <table:table-cell table:formula="of:=IF([.K87]&lt;[.S8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330722" calcext:value-type="float">
            <text:p>44330722</text:p>
          </table:table-cell>
          <table:table-cell table:formula="of:=IF([.K87]&lt;[.W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554110" calcext:value-type="float">
            <text:p>1554110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42036" calcext:value-type="float">
            <text:p>23142036</text:p>
          </table:table-cell>
          <table:table-cell table:formula="of:=MIN([.O88];[.S88];[.W88])" office:value-type="float" office:value="44378716" calcext:value-type="float">
            <text:p>4437871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06420" calcext:value-type="float">
            <text:p>24706420</text:p>
          </table:table-cell>
          <table:table-cell table:formula="of:=IF([.K88]&lt;[.O88];0;1)" office:value-type="float" office:value="1" calcext:value-type="float">
            <text:p>1</text:p>
          </table:table-cell>
          <table:table-cell/>
          <table:table-cell table:formula="of:=IF([.K88]&lt;[.S88];0;1)" office:value-type="float" office:value="0" calcext:value-type="float">
            <text:p>0</text:p>
          </table:table-cell>
          <table:table-cell/>
          <table:table-cell table:formula="of:=IF([.K88]&lt;[.S8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378716" calcext:value-type="float">
            <text:p>44378716</text:p>
          </table:table-cell>
          <table:table-cell table:formula="of:=IF([.K88]&lt;[.W88];0;1)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 style:data-style-name="N2" text:time-value="16:11:20.627645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3:17:11.201696334</meta:creation-date>
    <dc:date>2018-06-03T17:46:47.115669078</dc:date>
    <meta:editing-duration>PT1H21M10S</meta:editing-duration>
    <meta:editing-cycles>7</meta:editing-cycles>
    <meta:generator>LibreOffice/6.0.4.2$Linux_X86_64 LibreOffice_project/00$Build-2</meta:generator>
    <meta:document-statistic meta:table-count="3" meta:cell-count="3296" meta:object-count="0"/>
  </office:meta>
</office:document-meta>
</file>